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91.39pt"/>
    </style:style>
    <style:style style:name="co7" style:family="table-column">
      <style:table-column-properties fo:break-before="auto" style:column-width="111.66pt"/>
    </style:style>
    <style:style style:name="co8" style:family="table-column">
      <style:table-column-properties fo:break-before="auto" style:column-width="173.34pt"/>
    </style:style>
    <style:style style:name="co9" style:family="table-column">
      <style:table-column-properties fo:break-before="auto" style:column-width="85.49pt"/>
    </style:style>
    <style:style style:name="co10" style:family="table-column">
      <style:table-column-properties fo:break-before="auto" style:column-width="96.04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03.41pt"/>
    </style:style>
    <style:style style:name="co14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  <style:map style:condition="is-true-formula([.L4]&lt;0)" style:apply-style-name="Error" style:base-cell-address="'1 - Original scoring'.B4"/>
    </style:style>
    <style:style style:name="ce9" style:family="table-cell" style:parent-style-name="Default">
      <style:table-cell-properties fo:wrap-option="no-wrap"/>
      <style:map style:condition="is-true-formula([.K2]&lt;0)" style:apply-style-name="Error" style:base-cell-address="'2 - Sites by total news articles'.A2"/>
    </style:style>
    <style:style style:name="ce16" style:family="table-cell" style:parent-style-name="Default">
      <style:table-cell-properties fo:wrap-option="no-wrap"/>
      <style:map style:condition="is-true-formula([.K110]&lt;0)" style:apply-style-name="Error" style:base-cell-address="'2 - Sites by total news articles'.A110"/>
    </style:style>
    <style:style style:name="ce17" style:family="table-cell" style:parent-style-name="Default">
      <style:table-cell-properties fo:wrap-option="no-wrap"/>
      <style:map style:condition="is-true-formula([.M110]&lt;0)" style:apply-style-name="Error" style:base-cell-address="'2 - Sites by total news articles'.C11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- Original scoring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number-columns-repeated="999" table:default-cell-style-name="ce5"/>
        <table:table-row table:style-name="ro1"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Default"/>
          <table:table-cell table:style-name="ce1" office:value-type="string" calcext:value-type="string" table:number-columns-spanned="10" table:number-rows-spanned="1">
            <text:p>Article counts</text:p>
          </table:table-cell>
          <table:covered-table-cell table:number-columns-repeated="9" table:style-name="ce3"/>
          <table:table-cell table:style-name="ce2"/>
          <table:table-cell table:number-columns-repeated="11"/>
          <table:table-cell table:style-name="ce2" table:number-columns-repeated="999"/>
        </table:table-row>
        <table:table-row table:style-name="ro1">
          <table:covered-table-cell table:style-name="ce1"/>
          <table:table-cell table:style-name="ce1"/>
          <table:table-cell table:style-name="ce1" office:value-type="string" calcext:value-type="string" table:number-columns-spanned="10" table:number-rows-spanned="1">
            <text:p>Stories and Categorization</text:p>
          </table:table-cell>
          <table:covered-table-cell table:number-columns-repeated="9" table:style-name="ce3"/>
          <table:table-cell table:style-name="ce2"/>
          <table:table-cell table:number-columns-repeated="11"/>
          <table:table-cell table:style-name="ce2" table:number-columns-repeated="999"/>
        </table:table-row>
        <table:table-row table:style-name="ro1">
          <table:covered-table-cell table:style-name="ce3"/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International</text:p>
          </table:table-cell>
          <table:table-cell table:style-name="ce2" office:value-type="string" calcext:value-type="string">
            <text:p>Domestic</text:p>
          </table:table-cell>
          <table:table-cell table:style-name="ce2" office:value-type="string" calcext:value-type="string">
            <text:p>Economy</text:p>
          </table:table-cell>
          <table:table-cell table:style-name="ce2" office:value-type="string" calcext:value-type="string">
            <text:p>Government</text:p>
          </table:table-cell>
          <table:table-cell table:style-name="ce2" office:value-type="string" calcext:value-type="string">
            <text:p>Sports</text:p>
          </table:table-cell>
          <table:table-cell table:style-name="ce2" office:value-type="string" calcext:value-type="string">
            <text:p>Entertainment</text:p>
          </table:table-cell>
          <table:table-cell table:style-name="ce2" office:value-type="string" calcext:value-type="string">
            <text:p>Click bait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Weighted deduction</text:p>
          </table:table-cell>
          <table:table-cell table:style-name="ce2" office:value-type="string" calcext:value-type="string">
            <text:p>Weighted score</text:p>
          </table:table-cell>
          <table:table-cell table:number-columns-repeated="11"/>
          <table:table-cell table:style-name="ce2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loomberg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table:formula="of:=SUM([.C4:.J4])" office:value-type="float" office:value="22" calcext:value-type="float">
            <text:p>22</text:p>
          </table:table-cell>
          <table:table-cell table:style-name="ce6" table:formula="of:=-2*[.I4]-1*[.H4]" office:value-type="float" office:value="-0" calcext:value-type="float">
            <text:p>0</text:p>
          </table:table-cell>
          <table:table-cell table:style-name="ce6" table:formula="of:=[.K4]+[.L4]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N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C5:.J5])" office:value-type="float" office:value="29" calcext:value-type="float">
            <text:p>29</text:p>
          </table:table-cell>
          <table:table-cell table:style-name="ce6" table:formula="of:=-2*[.I5]-1*[.H5]" office:value-type="float" office:value="-4" calcext:value-type="float">
            <text:p>-4</text:p>
          </table:table-cell>
          <table:table-cell table:style-name="ce6" table:formula="of:=[.K5]+[.L5]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NDTV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SUM([.C6:.J6])" office:value-type="float" office:value="19" calcext:value-type="float">
            <text:p>19</text:p>
          </table:table-cell>
          <table:table-cell table:style-name="ce6" table:formula="of:=-2*[.I6]-1*[.H6]" office:value-type="float" office:value="-5" calcext:value-type="float">
            <text:p>-5</text:p>
          </table:table-cell>
          <table:table-cell table:style-name="ce6" table:formula="of:=[.K6]+[.L6]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ews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SUM([.C7:.J7])" office:value-type="float" office:value="19" calcext:value-type="float">
            <text:p>19</text:p>
          </table:table-cell>
          <table:table-cell table:style-name="ce6" table:formula="of:=-2*[.I7]-1*[.H7]" office:value-type="float" office:value="-13" calcext:value-type="float">
            <text:p>-13</text:p>
          </table:table-cell>
          <table:table-cell table:style-name="ce6" table:formula="of:=[.K7]+[.L7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NewsLaundr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table:formula="of:=SUM([.C8:.J8])" office:value-type="float" office:value="6" calcext:value-type="float">
            <text:p>6</text:p>
          </table:table-cell>
          <table:table-cell table:style-name="ce6" table:formula="of:=-2*[.I8]-1*[.H8]" office:value-type="float" office:value="-0" calcext:value-type="float">
            <text:p>0</text:p>
          </table:table-cell>
          <table:table-cell table:style-name="ce6" table:formula="of:=[.K8]+[.L8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New York Tim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SUM([.C9:.J9])" office:value-type="float" office:value="17" calcext:value-type="float">
            <text:p>17</text:p>
          </table:table-cell>
          <table:table-cell table:style-name="ce6" table:formula="of:=-2*[.I9]-1*[.H9]" office:value-type="float" office:value="-0" calcext:value-type="float">
            <text:p>0</text:p>
          </table:table-cell>
          <table:table-cell table:style-name="ce6" table:formula="of:=[.K9]+[.L9]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Republic World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table:formula="of:=SUM([.C10:.J10])" office:value-type="float" office:value="0" calcext:value-type="float">
            <text:p>0</text:p>
          </table:table-cell>
          <table:table-cell table:style-name="ce6" table:formula="of:=-2*[.I10]-1*[.H10]" office:value-type="float" office:value="-0" calcext:value-type="float">
            <text:p>0</text:p>
          </table:table-cell>
          <table:table-cell table:style-name="ce6" table:formula="of:=[.K10]+[.L1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Reuter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table:formula="of:=SUM([.C11:.J11])" office:value-type="float" office:value="11" calcext:value-type="float">
            <text:p>11</text:p>
          </table:table-cell>
          <table:table-cell table:style-name="ce6" table:formula="of:=-2*[.I11]-1*[.H11]" office:value-type="float" office:value="-0" calcext:value-type="float">
            <text:p>0</text:p>
          </table:table-cell>
          <table:table-cell table:style-name="ce6" table:formula="of:=[.K11]+[.L11]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Pri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table:formula="of:=SUM([.C12:.J12])" office:value-type="float" office:value="14" calcext:value-type="float">
            <text:p>14</text:p>
          </table:table-cell>
          <table:table-cell table:style-name="ce6" table:formula="of:=-2*[.I12]-1*[.H12]" office:value-type="float" office:value="-0" calcext:value-type="float">
            <text:p>0</text:p>
          </table:table-cell>
          <table:table-cell table:style-name="ce6" table:formula="of:=[.K12]+[.L12]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Wi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table:formula="of:=SUM([.C13:.J13])" office:value-type="float" office:value="7" calcext:value-type="float">
            <text:p>7</text:p>
          </table:table-cell>
          <table:table-cell table:style-name="ce6" table:formula="of:=-2*[.I13]-1*[.H13]" office:value-type="float" office:value="-0" calcext:value-type="float">
            <text:p>0</text:p>
          </table:table-cell>
          <table:table-cell table:style-name="ce6" table:formula="of:=[.K13]+[.L13]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imes Now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SUM([.C14:.J14])" office:value-type="float" office:value="32" calcext:value-type="float">
            <text:p>32</text:p>
          </table:table-cell>
          <table:table-cell table:style-name="ce6" table:formula="of:=-2*[.I14]-1*[.H14]" office:value-type="float" office:value="-9" calcext:value-type="float">
            <text:p>-9</text:p>
          </table:table-cell>
          <table:table-cell table:style-name="ce6" table:formula="of:=[.K14]+[.L14]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Washington Pos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table:formula="of:=SUM([.C15:.J15])" office:value-type="float" office:value="16" calcext:value-type="float">
            <text:p>16</text:p>
          </table:table-cell>
          <table:table-cell table:style-name="ce6" table:formula="of:=-2*[.I15]-1*[.H15]" office:value-type="float" office:value="-0" calcext:value-type="float">
            <text:p>0</text:p>
          </table:table-cell>
          <table:table-cell table:style-name="ce6" table:formula="of:=[.K15]+[.L15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SUM([.C16:.J16])" office:value-type="float" office:value="8" calcext:value-type="float">
            <text:p>8</text:p>
          </table:table-cell>
          <table:table-cell table:style-name="ce6" table:formula="of:=-2*[.I16]-1*[.H16]" office:value-type="float" office:value="-0" calcext:value-type="float">
            <text:p>0</text:p>
          </table:table-cell>
          <table:table-cell table:style-name="ce6" table:formula="of:=[.K16]+[.L16]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1 - Original scoring'.B4:'1 - Original scoring'.M15 '1 - Original scoring'.K16:'1 - Original scoring'.M16">
            <calcext:condition calcext:apply-style-name="Error" calcext:value="formula-is([.L4]&lt;0)" calcext:base-cell-address="'1 - Original scoring'.B4"/>
          </calcext:conditional-format>
        </calcext:conditional-formats>
      </table:table>
      <table:table table:name="2 - Sites by total news articles" table:style-name="ta1">
        <table:shapes>
          <draw:frame draw:z-index="0" draw:style-name="gr1" draw:text-style-name="P1" svg:width="929.59pt" svg:height="596.24pt" svg:x="48.16pt" svg:y="212.77pt">
            <draw:object draw:notify-on-update-of-ranges="'2 - Sites by total news articles'.A2:'2 - Sites by total news articles'.A14 '2 - Sites by total news articles'.B1:'2 - Sites by total news articles'.B1 '2 - Sites by total news articles'.B2:'2 - Sites by total news articles'.B14 '2 - Sites by total news articles'.C1:'2 - Sites by total news articles'.C1 '2 - Sites by total news articles'.C2:'2 - Sites by total news articles'.C14 '2 - Sites by total news articles'.D1:'2 - Sites by total news articles'.D1 '2 - Sites by total news articles'.D2:'2 - Sites by total news articles'.D14 '2 - Sites by total news articles'.E1:'2 - Sites by total news articles'.E1 '2 - Sites by total news articles'.E2:'2 - Sites by total news articles'.E14 '2 - Sites by total news articles'.F1:'2 - Sites by total news articles'.F1 '2 - Sites by total news articles'.F2:'2 - Sites by total news articles'.F14 '2 - Sites by total news articles'.G1:'2 - Sites by total news articles'.G1 '2 - Sites by total news articles'.G2:'2 - Sites by total news articles'.G14 '2 - Sites by total news articles'.H1:'2 - Sites by total news articles'.H1 '2 - Sites by total news articles'.H2:'2 - Sites by total news articles'.H14 '2 - Sites by total news articles'.I1:'2 - Sites by total news articles'.I1 '2 - Sites by total news articles'.I2:'2 - Sites by total news articles'.I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21.29pt" svg:height="518.2pt" svg:x="46.69pt" svg:y="827.29pt">
            <draw:object draw:notify-on-update-of-ranges="'2 - Sites by total news articles'.A2:'2 - Sites by total news articles'.A14 '2 - Sites by total news articles'.C1:'2 - Sites by total news articles'.C1 '2 - Sites by total news articles'.C2:'2 - Sites by total news articles'.C14 '2 - Sites by total news articles'.D1:'2 - Sites by total news articles'.D1 '2 - Sites by total news articles'.D2:'2 - Sites by total news articles'.D14 '2 - Sites by total news articles'.F1:'2 - Sites by total news articles'.F1 '2 - Sites by total news articles'.F2:'2 - Sites by total news articles'.F14 '2 - Sites by total news articles'.G1:'2 - Sites by total news articles'.G1 '2 - Sites by total news articles'.G2:'2 - Sites by total news articles'.G14 '2 - Sites by total news articles'.H1:'2 - Sites by total news articles'.H1 '2 - Sites by total news articles'.H2:'2 - Sites by total news articles'.H14 '2 - Sites by total news articles'.I1:'2 - Sites by total news articles'.I1 '2 - Sites by total news articles'.I2:'2 - Sites by total news articles'.I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972.03pt" svg:height="604.37pt" svg:x="29.99pt" svg:y="1578.73pt">
            <draw:object draw:notify-on-update-of-ranges="'2 - Sites by total news articles'.A110:'2 - Sites by total news articles'.A122 '2 - Sites by total news articles'.B109:'2 - Sites by total news articles'.B109 '2 - Sites by total news articles'.B110:'2 - Sites by total news articles'.B122 '2 - Sites by total news articles'.C109:'2 - Sites by total news articles'.C109 '2 - Sites by total news articles'.C110:'2 - Sites by total news articles'.C1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998.9pt" svg:height="561.86pt" svg:x="33.31pt" svg:y="2203.68pt">
            <draw:object draw:notify-on-update-of-ranges="'2 - Sites by total news articles'.A110:'2 - Sites by total news articles'.A122 '2 - Sites by total news articles'.F109:'2 - Sites by total news articles'.F109 '2 - Sites by total news articles'.F110:'2 - Sites by total news articles'.F1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Click bait</text:p>
          </table:table-cell>
          <table:table-cell table:style-name="ce3" office:value-type="string" calcext:value-type="string">
            <text:p>Domestic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overnment</text:p>
          </table:table-cell>
          <table:table-cell table:style-name="ce3" office:value-type="string" calcext:value-type="string">
            <text:p>International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ports</text:p>
          </table:table-cell>
          <table:table-cell table:style-name="ce14" office:value-type="string" calcext:value-type="string">
            <text:p>Total</text:p>
          </table:table-cell>
          <table:table-cell table:style-name="ce14" table:number-columns-repeated="1012"/>
        </table:table-row>
        <table:table-row table:style-name="ro1">
          <table:table-cell table:style-name="ce9" office:value-type="string" calcext:value-type="string">
            <text:p>Republic World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SUM([.B2:.I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NewsLaundr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table:formula="of:=SUM([.B3:.I3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The Wir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SUM([.B4:.I4]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Vo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B5:.I5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Reuter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SUM([.B6:.I6])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The Prin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SUM([.B7:.I7]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Washington Pos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SUM([.B8:.I8])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New York Tim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SUM([.B9:.I9])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NDTV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SUM([.B10:.I10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News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SUM([.B11:.I11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Bloomberg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SUM([.B12:.I12])"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N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UM([.B13:.I13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imes Now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SUM([.B14:.I14])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94">
          <table:table-cell table:number-columns-repeated="1022"/>
        </table:table-row>
        <table:table-row table:style-name="ro1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Click bait</text:p>
          </table:table-cell>
          <table:table-cell table:style-name="ce3" office:value-type="string" calcext:value-type="string">
            <text:p>Entertainment</text:p>
          </table:table-cell>
          <table:table-cell table:style-name="ce14" office:value-type="string" calcext:value-type="string">
            <text:p>Total bad</text:p>
          </table:table-cell>
          <table:table-cell table:style-name="ce14" office:value-type="string" calcext:value-type="string">
            <text:p>Total</text:p>
          </table:table-cell>
          <table:table-cell office:value-type="string" calcext:value-type="string">
            <text:p>Bad as percentag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public World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0];[.C1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NewsLaundry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1];[.C111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" table:formula="of:=[.D111]/[.E111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The Wire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2];[.C112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5" table:formula="of:=[.D112]/[.E112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ox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3];[.C113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5" table:formula="of:=[.D113]/[.E113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uter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4];[.C114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5" table:formula="of:=[.D114]/[.E114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The Print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5];[.C115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5" table:formula="of:=[.D115]/[.E115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Washington Post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6];[.C116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5" table:formula="of:=[.D116]/[.E116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New York Times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7];[.C117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5" table:formula="of:=[.D117]/[.E117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Bloomberg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formula="of:=SUM([.B118];[.C118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5" table:formula="of:=[.D118]/[.E118]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CNN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formula="of:=SUM([.B119];[.C119]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5" table:formula="of:=[.D119]/[.E119]" office:value-type="percentage" office:value="0.157894736842105" calcext:value-type="percentage">
            <text:p>15.79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NDTV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formula="of:=SUM([.B120];[.C120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5" table:formula="of:=[.D120]/[.E120]" office:value-type="percentage" office:value="0.181818181818182" calcext:value-type="percentage">
            <text:p>18.18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Times Now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formula="of:=SUM([.B121];[.C121])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5" table:formula="of:=[.D121]/[.E121]" office:value-type="percentage" office:value="0.241379310344828" calcext:value-type="percentage">
            <text:p>24.14%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ews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formula="of:=SUM([.B122];[.C122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5" table:formula="of:=[.D122]/[.E122]" office:value-type="percentage" office:value="0.25" calcext:value-type="percentage">
            <text:p>25.00%</text:p>
          </table:table-cell>
          <table:table-cell table:number-columns-repeated="1016"/>
        </table:table-row>
        <calcext:conditional-formats>
          <calcext:conditional-format calcext:target-range-address="'2 - Sites by total news articles'.H2:'2 - Sites by total news articles'.J2 '2 - Sites by total news articles'.J14:'2 - Sites by total news articles'.J14 '2 - Sites by total news articles'.H3:'2 - Sites by total news articles'.H13 '2 - Sites by total news articles'.I3:'2 - Sites by total news articles'.J13 '2 - Sites by total news articles'.A2:'2 - Sites by total news articles'.G13">
            <calcext:condition calcext:apply-style-name="Error" calcext:value="formula-is([.K2]&lt;0)" calcext:base-cell-address="'2 - Sites by total news articles'.A2"/>
          </calcext:conditional-format>
          <calcext:conditional-format calcext:target-range-address="'2 - Sites by total news articles'.A110:'2 - Sites by total news articles'.B121">
            <calcext:condition calcext:apply-style-name="Error" calcext:value="formula-is([.K110]&lt;0)" calcext:base-cell-address="'2 - Sites by total news articles'.A110"/>
          </calcext:conditional-format>
          <calcext:conditional-format calcext:target-range-address="'2 - Sites by total news articles'.C110:'2 - Sites by total news articles'.C121">
            <calcext:condition calcext:apply-style-name="Error" calcext:value="formula-is([.M110]&lt;0)" calcext:base-cell-address="'2 - Sites by total news articles'.C110"/>
          </calcext:conditional-format>
        </calcext:conditional-formats>
      </table:table>
      <table:table table:name="3 - Sites by weighted news articles" table:style-name="ta1">
        <table:shapes>
          <draw:frame draw:z-index="0" draw:style-name="gr1" draw:text-style-name="P1" svg:width="952.41pt" svg:height="536.26pt" svg:x="15.11pt" svg:y="198.6pt">
            <draw:object draw:notify-on-update-of-ranges="'3 - Sites by weighted news articles'.A2:'3 - Sites by weighted news articles'.A14 '3 - Sites by weighted news articles'.B1:'3 - Sites by weighted news articles'.B1 '3 - Sites by weighted news articles'.B2:'3 - Sites by weighted news articles'.B14 '3 - Sites by weighted news articles'.C1:'3 - Sites by weighted news articles'.C1 '3 - Sites by weighted news articles'.C2:'3 - Sites by weighted news articles'.C14 '3 - Sites by weighted news articles'.D1:'3 - Sites by weighted news articles'.D1 '3 - Sites by weighted news articles'.D2:'3 - Sites by weighted news articles'.D14 '3 - Sites by weighted news articles'.E1:'3 - Sites by weighted news articles'.E1 '3 - Sites by weighted news articles'.E2:'3 - Sites by weighted news articles'.E14 '3 - Sites by weighted news articles'.F1:'3 - Sites by weighted news articles'.F1 '3 - Sites by weighted news articles'.F2:'3 - Sites by weighted news articles'.F14 '3 - Sites by weighted news articles'.G1:'3 - Sites by weighted news articles'.G1 '3 - Sites by weighted news articles'.G2:'3 - Sites by weighted news articles'.G14 '3 - Sites by weighted news articles'.H1:'3 - Sites by weighted news articles'.H1 '3 - Sites by weighted news articles'.H2:'3 - Sites by weighted news articles'.H14 '3 - Sites by weighted news articles'.I1:'3 - Sites by weighted news articles'.I1 '3 - Sites by weighted news articles'.I2:'3 - Sites by weighted news articles'.I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12.27pt" svg:height="513.13pt" svg:x="18.45pt" svg:y="947.79pt">
            <draw:object draw:notify-on-update-of-ranges="'3 - Sites by weighted news articles'.A61:'3 - Sites by weighted news articles'.A73 '3 - Sites by weighted news articles'.L60:'3 - Sites by weighted news articles'.L60 '3 - Sites by weighted news articles'.L61:'3 - Sites by weighted news articles'.L7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Click bait</text:p>
          </table:table-cell>
          <table:table-cell table:style-name="ce3" office:value-type="string" calcext:value-type="string">
            <text:p>Domestic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overnment</text:p>
          </table:table-cell>
          <table:table-cell table:style-name="ce3" office:value-type="string" calcext:value-type="string">
            <text:p>International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ports</text:p>
          </table:table-cell>
          <table:table-cell table:style-name="ce14" office:value-type="string" calcext:value-type="string">
            <text:p>Positive score</text:p>
          </table:table-cell>
          <table:table-cell table:style-name="ce14" office:value-type="string" calcext:value-type="string">
            <text:p>Deductions</text:p>
          </table:table-cell>
          <table:table-cell table:style-name="ce14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News18</text:p>
          </table:table-cell>
          <table:table-cell table:style-name="ce5" table:formula="of:=[$'2 - Sites by total news articles'.B11]*-2" office:value-type="float" office:value="-10" calcext:value-type="float">
            <text:p>-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$'2 - Sites by total news articles'.E11]*-1" office:value-type="float" office:value="-3" calcext:value-type="float">
            <text:p>-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IF([.B2:.I2];&quot;&gt; 0&quot;)" office:value-type="float" office:value="11" calcext:value-type="float">
            <text:p>11</text:p>
          </table:table-cell>
          <table:table-cell table:formula="of:=SUMIF([.B2:.I2];&quot;&lt; 0&quot;)" office:value-type="float" office:value="-13" calcext:value-type="float">
            <text:p>-13</text:p>
          </table:table-cell>
          <table:table-cell table:style-name="ce5" table:formula="of:=SUM([.B2:.I2])" office:value-type="float" office:value="-2" calcext:value-type="float">
            <text:p>-2</text:p>
          </table:table-cell>
        </table:table-row>
        <table:table-row table:style-name="ro1">
          <table:table-cell table:style-name="ce5" office:value-type="string" calcext:value-type="string">
            <text:p>Times Now</text:p>
          </table:table-cell>
          <table:table-cell table:style-name="ce5" table:formula="of:=[$'2 - Sites by total news articles'.B14]*-2" office:value-type="float" office:value="-4" calcext:value-type="float">
            <text:p>-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$'2 - Sites by total news articles'.E14]*-1" office:value-type="float" office:value="-5" calcext:value-type="float">
            <text:p>-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formula="of:=SUMIF([.B3:.I3];&quot;&gt; 0&quot;)" office:value-type="float" office:value="25" calcext:value-type="float">
            <text:p>25</text:p>
          </table:table-cell>
          <table:table-cell table:formula="of:=SUMIF([.B3:.I3];&quot;&lt; 0&quot;)" office:value-type="float" office:value="-9" calcext:value-type="float">
            <text:p>-9</text:p>
          </table:table-cell>
          <table:table-cell table:style-name="ce5" table:formula="of:=SUM([.B3:.I3])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NDTV</text:p>
          </table:table-cell>
          <table:table-cell table:style-name="ce5" table:formula="of:=[$'2 - Sites by total news articles'.B10]*-2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10]*-1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formula="of:=SUMIF([.B4:.I4];&quot;&gt; 0&quot;)" office:value-type="float" office:value="15" calcext:value-type="float">
            <text:p>15</text:p>
          </table:table-cell>
          <table:table-cell table:formula="of:=SUMIF([.B4:.I4];&quot;&lt; 0&quot;)" office:value-type="float" office:value="-5" calcext:value-type="float">
            <text:p>-5</text:p>
          </table:table-cell>
          <table:table-cell table:style-name="ce5" table:formula="of:=SUM([.B4:.I4])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CNN</text:p>
          </table:table-cell>
          <table:table-cell table:style-name="ce5" table:formula="of:=[$'2 - Sites by total news articles'.B13]*-2" office:value-type="float" office:value="-2" calcext:value-type="float">
            <text:p>-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2 - Sites by total news articles'.E13]*-1" office:value-type="float" office:value="-2" calcext:value-type="float">
            <text:p>-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SUMIF([.B5:.I5];&quot;&gt; 0&quot;)" office:value-type="float" office:value="26" calcext:value-type="float">
            <text:p>26</text:p>
          </table:table-cell>
          <table:table-cell table:formula="of:=SUMIF([.B5:.I5];&quot;&lt; 0&quot;)" office:value-type="float" office:value="-4" calcext:value-type="float">
            <text:p>-4</text:p>
          </table:table-cell>
          <table:table-cell table:style-name="ce5" table:formula="of:=SUM([.B5:.I5])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Republic World</text:p>
          </table:table-cell>
          <table:table-cell table:style-name="ce5" table:formula="of:=[$'2 - Sites by total news articles'.B2]*-2" office:value-type="float" office:value="-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$'2 - Sites by total news articles'.E2]*-1" office:value-type="float" office:value="-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formula="of:=SUMIF([.B6:.I6];&quot;&gt; 0&quot;)" office:value-type="float" office:value="0" calcext:value-type="float">
            <text:p>0</text:p>
          </table:table-cell>
          <table:table-cell table:formula="of:=SUMIF([.B6:.I6];&quot;&lt; 0&quot;)" office:value-type="float" office:value="0" calcext:value-type="float">
            <text:p>0</text:p>
          </table:table-cell>
          <table:table-cell table:style-name="ce5" table:formula="of:=SUM([.B6:.I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ewsLaundry</text:p>
          </table:table-cell>
          <table:table-cell table:style-name="ce5" table:formula="of:=[$'2 - Sites by total news articles'.B3]*-2" office:value-type="float" office:value="-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3]*-1" office:value-type="float" office:value="-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formula="of:=SUMIF([.B7:.I7];&quot;&gt; 0&quot;)" office:value-type="float" office:value="6" calcext:value-type="float">
            <text:p>6</text:p>
          </table:table-cell>
          <table:table-cell table:formula="of:=SUMIF([.B7:.I7];&quot;&lt; 0&quot;)" office:value-type="float" office:value="0" calcext:value-type="float">
            <text:p>0</text:p>
          </table:table-cell>
          <table:table-cell table:style-name="ce5" table:formula="of:=SUM([.B7:.I7])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he Wire</text:p>
          </table:table-cell>
          <table:table-cell table:style-name="ce5" table:formula="of:=[$'2 - Sites by total news articles'.B4]*-2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4]*-1" office:value-type="float" office:value="-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SUMIF([.B8:.I8];&quot;&gt; 0&quot;)" office:value-type="float" office:value="7" calcext:value-type="float">
            <text:p>7</text:p>
          </table:table-cell>
          <table:table-cell table:formula="of:=SUMIF([.B8:.I8];&quot;&lt; 0&quot;)" office:value-type="float" office:value="0" calcext:value-type="float">
            <text:p>0</text:p>
          </table:table-cell>
          <table:table-cell table:style-name="ce5" table:formula="of:=SUM([.B8:.I8])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Vox</text:p>
          </table:table-cell>
          <table:table-cell table:style-name="ce5" table:formula="of:=[$'2 - Sites by total news articles'.B5]*-2" office:value-type="float" office:value="-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5]*-1" office:value-type="float" office:value="-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SUMIF([.B9:.I9];&quot;&gt; 0&quot;)" office:value-type="float" office:value="8" calcext:value-type="float">
            <text:p>8</text:p>
          </table:table-cell>
          <table:table-cell table:formula="of:=SUMIF([.B9:.I9];&quot;&lt; 0&quot;)" office:value-type="float" office:value="0" calcext:value-type="float">
            <text:p>0</text:p>
          </table:table-cell>
          <table:table-cell table:style-name="ce5" table:formula="of:=SUM([.B9:.I9])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Reuters</text:p>
          </table:table-cell>
          <table:table-cell table:style-name="ce5" table:formula="of:=[$'2 - Sites by total news articles'.B6]*-2" office:value-type="float" office:value="-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$'2 - Sites by total news articles'.E6]*-1" office:value-type="float" office:value="-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IF([.B10:.I10];&quot;&gt; 0&quot;)" office:value-type="float" office:value="11" calcext:value-type="float">
            <text:p>11</text:p>
          </table:table-cell>
          <table:table-cell table:formula="of:=SUMIF([.B10:.I10];&quot;&lt; 0&quot;)" office:value-type="float" office:value="0" calcext:value-type="float">
            <text:p>0</text:p>
          </table:table-cell>
          <table:table-cell table:style-name="ce5" table:formula="of:=SUM([.B10:.I10])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The Print</text:p>
          </table:table-cell>
          <table:table-cell table:style-name="ce5" table:formula="of:=[$'2 - Sites by total news articles'.B7]*-2" office:value-type="float" office:value="-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7]*-1" office:value-type="float" office:value="-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IF([.B11:.I11];&quot;&gt; 0&quot;)" office:value-type="float" office:value="14" calcext:value-type="float">
            <text:p>14</text:p>
          </table:table-cell>
          <table:table-cell table:formula="of:=SUMIF([.B11:.I11];&quot;&lt; 0&quot;)" office:value-type="float" office:value="0" calcext:value-type="float">
            <text:p>0</text:p>
          </table:table-cell>
          <table:table-cell table:style-name="ce5" table:formula="of:=SUM([.B11:.I11])"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Washington Post</text:p>
          </table:table-cell>
          <table:table-cell table:style-name="ce5" table:formula="of:=[$'2 - Sites by total news articles'.B8]*-2" office:value-type="float" office:value="-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8]*-1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formula="of:=SUMIF([.B12:.I12];&quot;&gt; 0&quot;)" office:value-type="float" office:value="16" calcext:value-type="float">
            <text:p>16</text:p>
          </table:table-cell>
          <table:table-cell table:formula="of:=SUMIF([.B12:.I12];&quot;&lt; 0&quot;)" office:value-type="float" office:value="0" calcext:value-type="float">
            <text:p>0</text:p>
          </table:table-cell>
          <table:table-cell table:style-name="ce5" table:formula="of:=SUM([.B12:.I12])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New York Times</text:p>
          </table:table-cell>
          <table:table-cell table:style-name="ce5" table:formula="of:=[$'2 - Sites by total news articles'.B9]*-2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$'2 - Sites by total news articles'.E9]*-1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formula="of:=SUMIF([.B13:.I13];&quot;&gt; 0&quot;)" office:value-type="float" office:value="17" calcext:value-type="float">
            <text:p>17</text:p>
          </table:table-cell>
          <table:table-cell table:formula="of:=SUMIF([.B13:.I13];&quot;&lt; 0&quot;)" office:value-type="float" office:value="0" calcext:value-type="float">
            <text:p>0</text:p>
          </table:table-cell>
          <table:table-cell table:style-name="ce5" table:formula="of:=SUM([.B13:.I13])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Bloomberg</text:p>
          </table:table-cell>
          <table:table-cell table:style-name="ce5" table:formula="of:=[$'2 - Sites by total news articles'.B12]*-2" office:value-type="float" office:value="-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$'2 - Sites by total news articles'.E12]*-1" office:value-type="float" office:value="-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IF([.B14:.I14];&quot;&gt; 0&quot;)" office:value-type="float" office:value="22" calcext:value-type="float">
            <text:p>22</text:p>
          </table:table-cell>
          <table:table-cell table:formula="of:=SUMIF([.B14:.I14];&quot;&lt; 0&quot;)" office:value-type="float" office:value="0" calcext:value-type="float">
            <text:p>0</text:p>
          </table:table-cell>
          <table:table-cell table:style-name="ce5" table:formula="of:=SUM([.B14:.I14])" office:value-type="float" office:value="22" calcext:value-type="float">
            <text:p>22</text:p>
          </table:table-cell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Click bait</text:p>
          </table:table-cell>
          <table:table-cell table:style-name="ce3" office:value-type="string" calcext:value-type="string">
            <text:p>Domestic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Government</text:p>
          </table:table-cell>
          <table:table-cell table:style-name="ce3" office:value-type="string" calcext:value-type="string">
            <text:p>International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Sports</text:p>
          </table:table-cell>
          <table:table-cell table:style-name="ce14" office:value-type="string" calcext:value-type="string">
            <text:p>Positive score</text:p>
          </table:table-cell>
          <table:table-cell table:style-name="ce14" office:value-type="string" calcext:value-type="string">
            <text:p>Deductions</text:p>
          </table:table-cell>
          <table:table-cell table:style-name="ce14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News18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table:style-name="ce5" office:value-type="float" office:value="-2" calcext:value-type="float">
            <text:p>-2</text:p>
          </table:table-cell>
        </table:table-row>
        <table:table-row table:style-name="ro1">
          <table:table-cell table:style-name="ce5" office:value-type="string" calcext:value-type="string">
            <text:p>Republic World</text:p>
          </table:table-cell>
          <table:table-cell table:number-columns-repeated="8" table:style-name="ce5" office:value-type="float" office:value="-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ewsLaundry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he Wire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Vox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NDTV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Reuters</text:p>
          </table:table-cell>
          <table:table-cell table:number-columns-repeated="2" table:style-name="ce5" office:value-type="float" office:value="-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The Print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Times Now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Washington Post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New York Times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CNN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>
            <text:p>Bloomberg</text:p>
          </table:table-cell>
          <table:table-cell table:number-columns-repeated="2" table:style-name="ce5" office:value-type="float" office:value="-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</table:table-row>
      </table:table>
      <table:table table:name="4 - Graphs" table:style-name="ta1">
        <office:forms form:automatic-focus="false" form:apply-design-mode="false"/>
        <table:shapes>
          <draw:frame draw:z-index="0" draw:style-name="gr1" draw:text-style-name="P1" svg:width="936pt" svg:height="526.31pt" svg:x="65.45pt" svg:y="1194.63pt">
            <draw:object draw:notify-on-update-of-ranges="'3 - Sites by weighted news articles'.A61:'3 - Sites by weighted news articles'.A73 '3 - Sites by weighted news articles'.L60:'3 - Sites by weighted news articles'.L60 '3 - Sites by weighted news articles'.L61:'3 - Sites by weighted news articles'.L7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936pt" svg:height="526.31pt" svg:x="64.03pt" svg:y="1728.11pt">
            <draw:object draw:notify-on-update-of-ranges="'2 - Sites by total news articles'.A2:'2 - Sites by total news articles'.A14 '2 - Sites by total news articles'.C1:'2 - Sites by total news articles'.C1 '2 - Sites by total news articles'.C2:'2 - Sites by total news articles'.C14 '2 - Sites by total news articles'.D1:'2 - Sites by total news articles'.D1 '2 - Sites by total news articles'.D2:'2 - Sites by total news articles'.D14 '2 - Sites by total news articles'.F1:'2 - Sites by total news articles'.F1 '2 - Sites by total news articles'.F2:'2 - Sites by total news articles'.F14 '2 - Sites by total news articles'.G1:'2 - Sites by total news articles'.G1 '2 - Sites by total news articles'.G2:'2 - Sites by total news articles'.G14 '2 - Sites by total news articles'.H1:'2 - Sites by total news articles'.H1 '2 - Sites by total news articles'.H2:'2 - Sites by total news articles'.H14 '2 - Sites by total news articles'.I1:'2 - Sites by total news articles'.I1 '2 - Sites by total news articles'.I2:'2 - Sites by total news articles'.I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2" draw:text-style-name="P1" svg:width="936pt" svg:height="581.75pt" svg:x="64.03pt" svg:y="2265.73pt">
            <draw:object draw:notify-on-update-of-ranges="'2 - Sites by total news articles'.A110:'2 - Sites by total news articles'.A122 '2 - Sites by total news articles'.B109:'2 - Sites by total news articles'.B109 '2 - Sites by total news articles'.B110:'2 - Sites by total news articles'.B122 '2 - Sites by total news articles'.C109:'2 - Sites by total news articles'.C109 '2 - Sites by total news articles'.C110:'2 - Sites by total news articles'.C12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" draw:style-name="gr1" draw:text-style-name="P1" svg:width="936pt" svg:height="600.49pt" svg:x="64.01pt" svg:y="12.81pt">
            <draw:object draw:notify-on-update-of-ranges="'2 - Sites by total news articles'.A2:'2 - Sites by total news articles'.A14 '2 - Sites by total news articles'.B1:'2 - Sites by total news articles'.B1 '2 - Sites by total news articles'.B2:'2 - Sites by total news articles'.B14 '2 - Sites by total news articles'.C1:'2 - Sites by total news articles'.C1 '2 - Sites by total news articles'.C2:'2 - Sites by total news articles'.C14 '2 - Sites by total news articles'.D1:'2 - Sites by total news articles'.D1 '2 - Sites by total news articles'.D2:'2 - Sites by total news articles'.D14 '2 - Sites by total news articles'.E1:'2 - Sites by total news articles'.E1 '2 - Sites by total news articles'.E2:'2 - Sites by total news articles'.E14 '2 - Sites by total news articles'.F1:'2 - Sites by total news articles'.F1 '2 - Sites by total news articles'.F2:'2 - Sites by total news articles'.F14 '2 - Sites by total news articles'.G1:'2 - Sites by total news articles'.G1 '2 - Sites by total news articles'.G2:'2 - Sites by total news articles'.G14 '2 - Sites by total news articles'.H1:'2 - Sites by total news articles'.H1 '2 - Sites by total news articles'.H2:'2 - Sites by total news articles'.H14 '2 - Sites by total news articles'.I1:'2 - Sites by total news articles'.I1 '2 - Sites by total news articles'.I2:'2 - Sites by total news articles'.I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936pt" svg:height="527.05pt" svg:x="64.03pt" svg:y="627.17pt">
            <draw:object draw:notify-on-update-of-ranges="'3 - Sites by weighted news articles'.A2:'3 - Sites by weighted news articles'.A14 '3 - Sites by weighted news articles'.B1:'3 - Sites by weighted news articles'.B1 '3 - Sites by weighted news articles'.B2:'3 - Sites by weighted news articles'.B14 '3 - Sites by weighted news articles'.C1:'3 - Sites by weighted news articles'.C1 '3 - Sites by weighted news articles'.C2:'3 - Sites by weighted news articles'.C14 '3 - Sites by weighted news articles'.D1:'3 - Sites by weighted news articles'.D1 '3 - Sites by weighted news articles'.D2:'3 - Sites by weighted news articles'.D14 '3 - Sites by weighted news articles'.E1:'3 - Sites by weighted news articles'.E1 '3 - Sites by weighted news articles'.E2:'3 - Sites by weighted news articles'.E14 '3 - Sites by weighted news articles'.F1:'3 - Sites by weighted news articles'.F1 '3 - Sites by weighted news articles'.F2:'3 - Sites by weighted news articles'.F14 '3 - Sites by weighted news articles'.G1:'3 - Sites by weighted news articles'.G1 '3 - Sites by weighted news articles'.G2:'3 - Sites by weighted news articles'.G14 '3 - Sites by weighted news articles'.H1:'3 - Sites by weighted news articles'.H1 '3 - Sites by weighted news articles'.H2:'3 - Sites by weighted news articles'.H14 '3 - Sites by weighted news articles'.I1:'3 - Sites by weighted news articles'.I1 '3 - Sites by weighted news articles'.I2:'3 - Sites by weighted news articles'.I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2" draw:text-style-name="P1" svg:width="936pt" svg:height="526.31pt" svg:x="64.03pt" svg:y="2867.22pt">
            <draw:object draw:notify-on-update-of-ranges="'2 - Sites by total news articles'.A110:'2 - Sites by total news articles'.A122 '2 - Sites by total news articles'.F109:'2 - Sites by total news articles'.F109 '2 - Sites by total news articles'.F110:'2 - Sites by total news articles'.F1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1 - Original scoring'.A1:'1 - Original scoring'.X16" table:contains-header="false" table:orientation="column"/>
        <table:database-range table:name="__Anonymous_Sheet_DB__1" table:target-range-address="'2 - Sites by total news articles'.A109:'2 - Sites by total news articles'.D122">
          <table:sort>
            <table:sort-by table:field-number="3" table:data-type="automatic"/>
          </table:sort>
        </table:database-range>
        <table:database-range table:name="__Anonymous_Sheet_DB__2" table:target-range-address="'3 - Sites by weighted news articles'.A60:'3 - Sites by weighted news articles'.L73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ja" style:country-asian="JP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1:29:52.74300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23:00:17.877512912</meta:creation-date>
    <dc:date>2021-03-14T01:02:20.223153255</dc:date>
    <meta:editing-duration>PT6H8M6S</meta:editing-duration>
    <meta:editing-cycles>33</meta:editing-cycles>
    <meta:generator>LibreOffice/6.0.7.3$Linux_X86_64 LibreOffice_project/00m0$Build-3</meta:generator>
    <meta:document-statistic meta:table-count="4" meta:cell-count="744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4cm" svg:height="19.822cm" xlink:href=".." xlink:type="simple" chart:class="chart:line" chart:style-name="ch1">
        <chart:title svg:x="12.576cm" svg:y="0.532cm" chart:style-name="ch2">
          <text:p>Percentage of Entertainment and Clickbait articles</text:p>
        </chart:title>
        <chart:plot-area chart:style-name="ch3" table:cell-range-address="'2 - Sites by total news articles'.A110:'2 - Sites by total news articles'.A122 '2 - Sites by total news articles'.F109:'2 - Sites by total news articles'.F122" chart:data-source-has-labels="both" svg:x="1.715cm" svg:y="1.707cm" svg:width="32.821cm" svg:height="16.738cm">
          <chartooo:coordinate-region svg:x="3.13cm" svg:y="1.906cm" svg:width="30.611cm" svg:height="15.892cm"/>
          <chart:axis chart:dimension="x" chart:name="primary-x" chart:style-name="ch4" chartooo:axis-type="auto">
            <chartooo:date-scale/>
            <chart:title svg:x="17.486cm" svg:y="18.841cm" chart:style-name="ch5">
              <text:p>Website</text:p>
            </chart:title>
            <chart:categories table:cell-range-address="'2 - Sites by total news articles'.A110:'2 - Sites by total news articles'.A122"/>
          </chart:axis>
          <chart:axis chart:dimension="y" chart:name="primary-y" chart:style-name="ch6">
            <chart:title svg:x="0.451cm" svg:y="10.967cm" chart:style-name="ch7">
              <text:p>Percentage</text:p>
            </chart:title>
            <chart:grid chart:style-name="ch8" chart:class="major"/>
          </chart:axis>
          <chart:series chart:style-name="ch9" chart:values-cell-range-address="'2 - Sites by total news articles'.F110:'2 - Sites by total news articles'.F122" chart:label-cell-address="'2 - Sites by total news articles'.F109:'2 - Sites by total news articles'.F10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 as percentage</text:p>
                <draw:g>
                  <svg:desc>'2 - Sites by total news articles'.F109:'2 - Sites by total news articles'.F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110:'2 - Sites by total news articles'.A122</svg:desc>
                </draw:g>
              </table:table-cell>
              <table:table-cell office:value-type="float" office:value="0">
                <text:p>0</text:p>
                <draw:g>
                  <svg:desc>'2 - Sites by total news articles'.F110:'2 - Sites by total news articles'.F122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021cm" svg:height="21.185cm" xlink:href=".." xlink:type="simple" chart:class="chart:bar" chart:style-name="ch1">
        <chart:title svg:x="14.019cm" svg:y="0.559cm" chart:style-name="ch2">
          <text:p>Number of news articles</text:p>
        </chart:title>
        <chart:legend chart:legend-position="top" svg:x="8.284cm" svg:y="1.523cm" style:legend-expansion="wide" chart:style-name="ch3"/>
        <chart:plot-area chart:style-name="ch4" table:cell-range-address="'2 - Sites by total news articles'.A1:'2 - Sites by total news articles'.I14" chart:data-source-has-labels="both" svg:x="1.671cm" svg:y="2.544cm" svg:width="30.69cm" svg:height="17.237cm">
          <chartooo:coordinate-region svg:x="4.541cm" svg:y="2.544cm" svg:width="27.633cm" svg:height="16.59cm"/>
          <chart:axis chart:dimension="x" chart:name="primary-x" chart:style-name="ch5" chartooo:axis-type="auto">
            <chartooo:date-scale/>
            <chart:title svg:x="0.451cm" svg:y="11.801cm" chart:style-name="ch6">
              <text:p>Website</text:p>
            </chart:title>
            <chart:categories table:cell-range-address="'2 - Sites by total news articles'.A2:'2 - Sites by total news articles'.A14"/>
          </chart:axis>
          <chart:axis chart:dimension="y" chart:name="primary-y" chart:style-name="ch7">
            <chart:title svg:x="15.649cm" svg:y="20.204cm" chart:style-name="ch8">
              <text:p>Number of articles</text:p>
            </chart:title>
            <chart:grid chart:style-name="ch9" chart:class="major"/>
          </chart:axis>
          <chart:series chart:style-name="ch10" chart:values-cell-range-address="'2 - Sites by total news articles'.B2:'2 - Sites by total news articles'.B14" chart:label-cell-address="'2 - Sites by total news articles'.B1:'2 - Sites by total news articles'.B1" chart:class="chart:bar">
            <chart:data-point chart:repeated="13"/>
          </chart:series>
          <chart:series chart:style-name="ch11" chart:values-cell-range-address="'2 - Sites by total news articles'.C2:'2 - Sites by total news articles'.C14" chart:label-cell-address="'2 - Sites by total news articles'.C1:'2 - Sites by total news articles'.C1" chart:class="chart:bar">
            <chart:data-point chart:repeated="13"/>
          </chart:series>
          <chart:series chart:style-name="ch12" chart:values-cell-range-address="'2 - Sites by total news articles'.D2:'2 - Sites by total news articles'.D14" chart:label-cell-address="'2 - Sites by total news articles'.D1:'2 - Sites by total news articles'.D1" chart:class="chart:bar">
            <chart:data-point chart:repeated="13"/>
          </chart:series>
          <chart:series chart:style-name="ch13" chart:values-cell-range-address="'2 - Sites by total news articles'.E2:'2 - Sites by total news articles'.E14" chart:label-cell-address="'2 - Sites by total news articles'.E1:'2 - Sites by total news articles'.E1" chart:class="chart:bar">
            <chart:data-point chart:repeated="13"/>
          </chart:series>
          <chart:series chart:style-name="ch14" chart:values-cell-range-address="'2 - Sites by total news articles'.F2:'2 - Sites by total news articles'.F14" chart:label-cell-address="'2 - Sites by total news articles'.F1:'2 - Sites by total news articles'.F1" chart:class="chart:bar">
            <chart:data-point chart:repeated="13"/>
          </chart:series>
          <chart:series chart:style-name="ch15" chart:values-cell-range-address="'2 - Sites by total news articles'.G2:'2 - Sites by total news articles'.G14" chart:label-cell-address="'2 - Sites by total news articles'.G1:'2 - Sites by total news articles'.G1" chart:class="chart:bar">
            <chart:data-point chart:repeated="13"/>
          </chart:series>
          <chart:series chart:style-name="ch16" chart:values-cell-range-address="'2 - Sites by total news articles'.H2:'2 - Sites by total news articles'.H14" chart:label-cell-address="'2 - Sites by total news articles'.H1:'2 - Sites by total news articles'.H1" chart:class="chart:bar">
            <chart:data-point chart:repeated="13"/>
          </chart:series>
          <chart:series chart:style-name="ch17" chart:values-cell-range-address="'2 - Sites by total news articles'.I2:'2 - Sites by total news articles'.I14" chart:label-cell-address="'2 - Sites by total news articles'.I1:'2 - Sites by total news articles'.I1" chart:class="chart:ba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2 - Sites by total news articles'.B1:'2 - Sites by total news articles'.B1</svg:desc>
                </draw:g>
              </table:table-cell>
              <table:table-cell office:value-type="string">
                <text:p>Domestic</text:p>
                <draw:g>
                  <svg:desc>'2 - Sites by total news articles'.C1:'2 - Sites by total news articles'.C1</svg:desc>
                </draw:g>
              </table:table-cell>
              <table:table-cell office:value-type="string">
                <text:p>Economy</text:p>
                <draw:g>
                  <svg:desc>'2 - Sites by total news articles'.D1:'2 - Sites by total news articles'.D1</svg:desc>
                </draw:g>
              </table:table-cell>
              <table:table-cell office:value-type="string">
                <text:p>Entertainment</text:p>
                <draw:g>
                  <svg:desc>'2 - Sites by total news articles'.E1:'2 - Sites by total news articles'.E1</svg:desc>
                </draw:g>
              </table:table-cell>
              <table:table-cell office:value-type="string">
                <text:p>Government</text:p>
                <draw:g>
                  <svg:desc>'2 - Sites by total news articles'.F1:'2 - Sites by total news articles'.F1</svg:desc>
                </draw:g>
              </table:table-cell>
              <table:table-cell office:value-type="string">
                <text:p>International</text:p>
                <draw:g>
                  <svg:desc>'2 - Sites by total news articles'.G1:'2 - Sites by total news articles'.G1</svg:desc>
                </draw:g>
              </table:table-cell>
              <table:table-cell office:value-type="string">
                <text:p>Other</text:p>
                <draw:g>
                  <svg:desc>'2 - Sites by total news articles'.H1:'2 - Sites by total news articles'.H1</svg:desc>
                </draw:g>
              </table:table-cell>
              <table:table-cell office:value-type="string">
                <text:p>Sports</text:p>
                <draw:g>
                  <svg:desc>'2 - Sites by total news articles'.I1:'2 - Sites by total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2:'2 - Sites by total news articles'.A14</svg:desc>
                </draw:g>
              </table:table-cell>
              <table:table-cell office:value-type="float" office:value="0">
                <text:p>0</text:p>
                <draw:g>
                  <svg:desc>'2 - Sites by total news articles'.B2:'2 - Sites by total news articles'.B14</svg:desc>
                </draw:g>
              </table:table-cell>
              <table:table-cell office:value-type="float" office:value="0">
                <text:p>0</text:p>
                <draw:g>
                  <svg:desc>'2 - Sites by total news articles'.C2:'2 - Sites by total news articles'.C14</svg:desc>
                </draw:g>
              </table:table-cell>
              <table:table-cell office:value-type="float" office:value="0">
                <text:p>0</text:p>
                <draw:g>
                  <svg:desc>'2 - Sites by total news articles'.D2:'2 - Sites by total news articles'.D14</svg:desc>
                </draw:g>
              </table:table-cell>
              <table:table-cell office:value-type="float" office:value="0">
                <text:p>0</text:p>
                <draw:g>
                  <svg:desc>'2 - Sites by total news articles'.E2:'2 - Sites by total news articles'.E14</svg:desc>
                </draw:g>
              </table:table-cell>
              <table:table-cell office:value-type="float" office:value="0">
                <text:p>0</text:p>
                <draw:g>
                  <svg:desc>'2 - Sites by total news articles'.F2:'2 - Sites by total news articles'.F14</svg:desc>
                </draw:g>
              </table:table-cell>
              <table:table-cell office:value-type="float" office:value="0">
                <text:p>0</text:p>
                <draw:g>
                  <svg:desc>'2 - Sites by total news articles'.G2:'2 - Sites by total news articles'.G14</svg:desc>
                </draw:g>
              </table:table-cell>
              <table:table-cell office:value-type="float" office:value="0">
                <text:p>0</text:p>
                <draw:g>
                  <svg:desc>'2 - Sites by total news articles'.H2:'2 - Sites by total news articles'.H14</svg:desc>
                </draw:g>
              </table:table-cell>
              <table:table-cell office:value-type="float" office:value="0">
                <text:p>0</text:p>
                <draw:g>
                  <svg:desc>'2 - Sites by total news articles'.I2:'2 - Sites by total news articles'.I14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021cm" svg:height="18.594cm" xlink:href=".." xlink:type="simple" chart:class="chart:bar" chart:style-name="ch1">
        <chart:title svg:x="11.691cm" svg:y="0.507cm" chart:style-name="ch2">
          <text:p>Number of news articles by category (weighted)</text:p>
        </chart:title>
        <chart:legend chart:legend-position="top" svg:x="8.284cm" svg:y="1.471cm" style:legend-expansion="wide" chart:style-name="ch3"/>
        <chart:plot-area chart:style-name="ch4" table:cell-range-address="'3 - Sites by weighted news articles'.A1:'3 - Sites by weighted news articles'.I14" chart:data-source-has-labels="both" svg:x="1.671cm" svg:y="2.44cm" svg:width="30.69cm" svg:height="14.802cm">
          <chartooo:coordinate-region svg:x="4.541cm" svg:y="2.44cm" svg:width="27.633cm" svg:height="14.155cm"/>
          <chart:axis chart:dimension="x" chart:name="primary-x" chart:style-name="ch5" chartooo:axis-type="auto">
            <chartooo:date-scale/>
            <chart:title svg:x="0.451cm" svg:y="10.48cm" chart:style-name="ch6">
              <text:p>Website</text:p>
            </chart:title>
            <chart:categories table:cell-range-address="'3 - Sites by weighted news articles'.A2:'3 - Sites by weighted news articles'.A14"/>
          </chart:axis>
          <chart:axis chart:dimension="y" chart:name="primary-y" chart:style-name="ch7">
            <chart:title svg:x="14.842cm" svg:y="17.613cm" chart:style-name="ch8">
              <text:p>Number of articles (weighted)</text:p>
            </chart:title>
            <chart:grid chart:style-name="ch9" chart:class="major"/>
          </chart:axis>
          <chart:series chart:style-name="ch10" chart:values-cell-range-address="'3 - Sites by weighted news articles'.B2:'3 - Sites by weighted news articles'.B14" chart:label-cell-address="'3 - Sites by weighted news articles'.B1:'3 - Sites by weighted news articles'.B1" chart:class="chart:bar">
            <chart:data-point chart:repeated="13"/>
          </chart:series>
          <chart:series chart:style-name="ch11" chart:values-cell-range-address="'3 - Sites by weighted news articles'.C2:'3 - Sites by weighted news articles'.C14" chart:label-cell-address="'3 - Sites by weighted news articles'.C1:'3 - Sites by weighted news articles'.C1" chart:class="chart:bar">
            <chart:data-point chart:repeated="13"/>
          </chart:series>
          <chart:series chart:style-name="ch12" chart:values-cell-range-address="'3 - Sites by weighted news articles'.D2:'3 - Sites by weighted news articles'.D14" chart:label-cell-address="'3 - Sites by weighted news articles'.D1:'3 - Sites by weighted news articles'.D1" chart:class="chart:bar">
            <chart:data-point chart:repeated="13"/>
          </chart:series>
          <chart:series chart:style-name="ch13" chart:values-cell-range-address="'3 - Sites by weighted news articles'.E2:'3 - Sites by weighted news articles'.E14" chart:label-cell-address="'3 - Sites by weighted news articles'.E1:'3 - Sites by weighted news articles'.E1" chart:class="chart:bar">
            <chart:data-point chart:repeated="13"/>
          </chart:series>
          <chart:series chart:style-name="ch14" chart:values-cell-range-address="'3 - Sites by weighted news articles'.F2:'3 - Sites by weighted news articles'.F14" chart:label-cell-address="'3 - Sites by weighted news articles'.F1:'3 - Sites by weighted news articles'.F1" chart:class="chart:bar">
            <chart:data-point chart:repeated="13"/>
          </chart:series>
          <chart:series chart:style-name="ch15" chart:values-cell-range-address="'3 - Sites by weighted news articles'.G2:'3 - Sites by weighted news articles'.G14" chart:label-cell-address="'3 - Sites by weighted news articles'.G1:'3 - Sites by weighted news articles'.G1" chart:class="chart:bar">
            <chart:data-point chart:repeated="13"/>
          </chart:series>
          <chart:series chart:style-name="ch16" chart:values-cell-range-address="'3 - Sites by weighted news articles'.H2:'3 - Sites by weighted news articles'.H14" chart:label-cell-address="'3 - Sites by weighted news articles'.H1:'3 - Sites by weighted news articles'.H1" chart:class="chart:bar">
            <chart:data-point chart:repeated="13"/>
          </chart:series>
          <chart:series chart:style-name="ch17" chart:values-cell-range-address="'3 - Sites by weighted news articles'.I2:'3 - Sites by weighted news articles'.I14" chart:label-cell-address="'3 - Sites by weighted news articles'.I1:'3 - Sites by weighted news articles'.I1" chart:class="chart:ba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3 - Sites by weighted news articles'.B1:'3 - Sites by weighted news articles'.B1</svg:desc>
                </draw:g>
              </table:table-cell>
              <table:table-cell office:value-type="string">
                <text:p>Domestic</text:p>
                <draw:g>
                  <svg:desc>'3 - Sites by weighted news articles'.C1:'3 - Sites by weighted news articles'.C1</svg:desc>
                </draw:g>
              </table:table-cell>
              <table:table-cell office:value-type="string">
                <text:p>Economy</text:p>
                <draw:g>
                  <svg:desc>'3 - Sites by weighted news articles'.D1:'3 - Sites by weighted news articles'.D1</svg:desc>
                </draw:g>
              </table:table-cell>
              <table:table-cell office:value-type="string">
                <text:p>Entertainment</text:p>
                <draw:g>
                  <svg:desc>'3 - Sites by weighted news articles'.E1:'3 - Sites by weighted news articles'.E1</svg:desc>
                </draw:g>
              </table:table-cell>
              <table:table-cell office:value-type="string">
                <text:p>Government</text:p>
                <draw:g>
                  <svg:desc>'3 - Sites by weighted news articles'.F1:'3 - Sites by weighted news articles'.F1</svg:desc>
                </draw:g>
              </table:table-cell>
              <table:table-cell office:value-type="string">
                <text:p>International</text:p>
                <draw:g>
                  <svg:desc>'3 - Sites by weighted news articles'.G1:'3 - Sites by weighted news articles'.G1</svg:desc>
                </draw:g>
              </table:table-cell>
              <table:table-cell office:value-type="string">
                <text:p>Other</text:p>
                <draw:g>
                  <svg:desc>'3 - Sites by weighted news articles'.H1:'3 - Sites by weighted news articles'.H1</svg:desc>
                </draw:g>
              </table:table-cell>
              <table:table-cell office:value-type="string">
                <text:p>Sports</text:p>
                <draw:g>
                  <svg:desc>'3 - Sites by weighted news articles'.I1:'3 - Sites by weighted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s18</text:p>
                <draw:g>
                  <svg:desc>'3 - Sites by weighted news articles'.A2:'3 - Sites by weighted news articles'.A14</svg:desc>
                </draw:g>
              </table:table-cell>
              <table:table-cell office:value-type="float" office:value="-10">
                <text:p>-10</text:p>
                <draw:g>
                  <svg:desc>'3 - Sites by weighted news articles'.B2:'3 - Sites by weighted news articles'.B14</svg:desc>
                </draw:g>
              </table:table-cell>
              <table:table-cell office:value-type="float" office:value="7">
                <text:p>7</text:p>
                <draw:g>
                  <svg:desc>'3 - Sites by weighted news articles'.C2:'3 - Sites by weighted news articles'.C14</svg:desc>
                </draw:g>
              </table:table-cell>
              <table:table-cell office:value-type="float" office:value="1">
                <text:p>1</text:p>
                <draw:g>
                  <svg:desc>'3 - Sites by weighted news articles'.D2:'3 - Sites by weighted news articles'.D14</svg:desc>
                </draw:g>
              </table:table-cell>
              <table:table-cell office:value-type="float" office:value="-3">
                <text:p>-3</text:p>
                <draw:g>
                  <svg:desc>'3 - Sites by weighted news articles'.E2:'3 - Sites by weighted news articles'.E14</svg:desc>
                </draw:g>
              </table:table-cell>
              <table:table-cell office:value-type="float" office:value="2">
                <text:p>2</text:p>
                <draw:g>
                  <svg:desc>'3 - Sites by weighted news articles'.F2:'3 - Sites by weighted news articles'.F14</svg:desc>
                </draw:g>
              </table:table-cell>
              <table:table-cell office:value-type="float" office:value="1">
                <text:p>1</text:p>
                <draw:g>
                  <svg:desc>'3 - Sites by weighted news articles'.G2:'3 - Sites by weighted news articles'.G14</svg:desc>
                </draw:g>
              </table:table-cell>
              <table:table-cell office:value-type="float" office:value="0">
                <text:p>0</text:p>
                <draw:g>
                  <svg:desc>'3 - Sites by weighted news articles'.H2:'3 - Sites by weighted news articles'.H14</svg:desc>
                </draw:g>
              </table:table-cell>
              <table:table-cell office:value-type="float" office:value="0">
                <text:p>0</text:p>
                <draw:g>
                  <svg:desc>'3 - Sites by weighted news articles'.I2:'3 - Sites by weighted news articles'.I14</svg:desc>
                </draw:g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ublic World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-0">
                <text:p>-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-0">
                <text:p>-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-0">
                <text:p>-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-0">
                <text:p>-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021cm" svg:height="18.568cm" xlink:href=".." xlink:type="simple" chart:class="chart:bar" chart:style-name="ch1">
        <chart:title svg:x="13.04cm" svg:y="0.507cm" chart:style-name="ch2">
          <text:p>Weighted objective analysis score</text:p>
        </chart:title>
        <chart:plot-area chart:style-name="ch3" table:cell-range-address="'3 - Sites by weighted news articles'.A61:'3 - Sites by weighted news articles'.A73 '3 - Sites by weighted news articles'.L60:'3 - Sites by weighted news articles'.L73" chart:data-source-has-labels="both" svg:x="1.671cm" svg:y="1.657cm" svg:width="30.69cm" svg:height="15.559cm">
          <chartooo:coordinate-region svg:x="4.541cm" svg:y="1.657cm" svg:width="27.633cm" svg:height="14.912cm"/>
          <chart:axis chart:dimension="x" chart:name="primary-x" chart:style-name="ch4" chartooo:axis-type="auto">
            <chartooo:date-scale/>
            <chart:title svg:x="0.451cm" svg:y="10.075cm" chart:style-name="ch5">
              <text:p>Website</text:p>
            </chart:title>
            <chart:categories table:cell-range-address="'3 - Sites by weighted news articles'.A61:'3 - Sites by weighted news articles'.A73"/>
          </chart:axis>
          <chart:axis chart:dimension="y" chart:name="primary-y" chart:style-name="ch6">
            <chart:title svg:x="15.834cm" svg:y="17.587cm" chart:style-name="ch7">
              <text:p>Weighted score</text:p>
            </chart:title>
            <chart:grid chart:style-name="ch8" chart:class="major"/>
          </chart:axis>
          <chart:series chart:style-name="ch9" chart:values-cell-range-address="'3 - Sites by weighted news articles'.L61:'3 - Sites by weighted news articles'.L73" chart:label-cell-address="'3 - Sites by weighted news articles'.L60:'3 - Sites by weighted news articles'.L60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3 - Sites by weighted news articles'.L60:'3 - Sites by weighted news articles'.L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s18</text:p>
                <draw:g>
                  <svg:desc>'3 - Sites by weighted news articles'.A61:'3 - Sites by weighted news articles'.A73</svg:desc>
                </draw:g>
              </table:table-cell>
              <table:table-cell office:value-type="float" office:value="-2">
                <text:p>-2</text:p>
                <draw:g>
                  <svg:desc>'3 - Sites by weighted news articles'.L61:'3 - Sites by weighted news articles'.L73</svg:desc>
                </draw:g>
              </table:table-cell>
            </table:table-row>
            <table:table-row>
              <table:table-cell office:value-type="string">
                <text:p>Republic Wor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loext:label-stroke-color="#3465a4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021cm" svg:height="18.568cm" xlink:href=".." xlink:type="simple" chart:class="chart:bar" chart:style-name="ch1">
        <chart:title svg:x="12.789cm" svg:y="0.507cm" chart:style-name="ch2">
          <text:p>Number of news articles by category</text:p>
        </chart:title>
        <chart:subtitle svg:x="12.246cm" svg:y="1.657cm" chart:style-name="ch3">
          <text:p>Entertainment and Clickbait articles are excluded</text:p>
        </chart:subtitle>
        <chart:legend chart:legend-position="top" svg:x="10.615cm" svg:y="2.525cm" style:legend-expansion="wide" chart:style-name="ch4"/>
        <chart:plot-area chart:style-name="ch5" table:cell-range-address="'2 - Sites by total news articles'.A2:'2 - Sites by total news articles'.A14 '2 - Sites by total news articles'.C1:'2 - Sites by total news articles'.D14 '2 - Sites by total news articles'.F1:'2 - Sites by total news articles'.I14" chart:data-source-has-labels="both" svg:x="1.671cm" svg:y="3.494cm" svg:width="30.69cm" svg:height="13.722cm">
          <chartooo:coordinate-region svg:x="4.541cm" svg:y="3.494cm" svg:width="27.634cm" svg:height="13.075cm"/>
          <chart:axis chart:dimension="x" chart:name="primary-x" chart:style-name="ch6" chartooo:axis-type="text">
            <chart:title svg:x="0.451cm" svg:y="10.994cm" chart:style-name="ch7">
              <text:p>Website</text:p>
            </chart:title>
            <chart:categories table:cell-range-address="'2 - Sites by total news articles'.A2:'2 - Sites by total news articles'.A14"/>
          </chart:axis>
          <chart:axis chart:dimension="y" chart:name="primary-y" chart:style-name="ch8">
            <chart:title svg:x="15.649cm" svg:y="17.587cm" chart:style-name="ch9">
              <text:p>Number of articles</text:p>
            </chart:title>
            <chart:grid chart:style-name="ch10" chart:class="major"/>
          </chart:axis>
          <chart:series chart:style-name="ch11" chart:values-cell-range-address="'2 - Sites by total news articles'.C2:'2 - Sites by total news articles'.C14" chart:label-cell-address="'2 - Sites by total news articles'.C1:'2 - Sites by total news articles'.C1" chart:class="chart:bar">
            <chart:data-point chart:repeated="13"/>
          </chart:series>
          <chart:series chart:style-name="ch12" chart:values-cell-range-address="'2 - Sites by total news articles'.D2:'2 - Sites by total news articles'.D14" chart:label-cell-address="'2 - Sites by total news articles'.D1:'2 - Sites by total news articles'.D1" chart:class="chart:bar">
            <chart:data-point chart:repeated="13"/>
          </chart:series>
          <chart:series chart:style-name="ch13" chart:values-cell-range-address="'2 - Sites by total news articles'.F2:'2 - Sites by total news articles'.F14" chart:label-cell-address="'2 - Sites by total news articles'.F1:'2 - Sites by total news articles'.F1" chart:class="chart:bar">
            <chart:data-point chart:repeated="13"/>
          </chart:series>
          <chart:series chart:style-name="ch14" chart:values-cell-range-address="'2 - Sites by total news articles'.G2:'2 - Sites by total news articles'.G14" chart:label-cell-address="'2 - Sites by total news articles'.G1:'2 - Sites by total news articles'.G1" chart:class="chart:bar">
            <chart:data-point chart:repeated="13"/>
          </chart:series>
          <chart:series chart:style-name="ch15" chart:values-cell-range-address="'2 - Sites by total news articles'.H2:'2 - Sites by total news articles'.H14" chart:label-cell-address="'2 - Sites by total news articles'.H1:'2 - Sites by total news articles'.H1" chart:class="chart:bar">
            <chart:data-point chart:repeated="13"/>
          </chart:series>
          <chart:series chart:style-name="ch16" chart:values-cell-range-address="'2 - Sites by total news articles'.I2:'2 - Sites by total news articles'.I14" chart:label-cell-address="'2 - Sites by total news articles'.I1:'2 - Sites by total news articles'.I1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estic</text:p>
                <draw:g>
                  <svg:desc>'2 - Sites by total news articles'.C1:'2 - Sites by total news articles'.C1</svg:desc>
                </draw:g>
              </table:table-cell>
              <table:table-cell office:value-type="string">
                <text:p>Economy</text:p>
                <draw:g>
                  <svg:desc>'2 - Sites by total news articles'.D1:'2 - Sites by total news articles'.D1</svg:desc>
                </draw:g>
              </table:table-cell>
              <table:table-cell office:value-type="string">
                <text:p>Government</text:p>
                <draw:g>
                  <svg:desc>'2 - Sites by total news articles'.F1:'2 - Sites by total news articles'.F1</svg:desc>
                </draw:g>
              </table:table-cell>
              <table:table-cell office:value-type="string">
                <text:p>International</text:p>
                <draw:g>
                  <svg:desc>'2 - Sites by total news articles'.G1:'2 - Sites by total news articles'.G1</svg:desc>
                </draw:g>
              </table:table-cell>
              <table:table-cell office:value-type="string">
                <text:p>Other</text:p>
                <draw:g>
                  <svg:desc>'2 - Sites by total news articles'.H1:'2 - Sites by total news articles'.H1</svg:desc>
                </draw:g>
              </table:table-cell>
              <table:table-cell office:value-type="string">
                <text:p>Sports</text:p>
                <draw:g>
                  <svg:desc>'2 - Sites by total news articles'.I1:'2 - Sites by total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2:'2 - Sites by total news articles'.A14</svg:desc>
                </draw:g>
              </table:table-cell>
              <table:table-cell office:value-type="float" office:value="0">
                <text:p>0</text:p>
                <draw:g>
                  <svg:desc>'2 - Sites by total news articles'.C2:'2 - Sites by total news articles'.C14</svg:desc>
                </draw:g>
              </table:table-cell>
              <table:table-cell office:value-type="float" office:value="0">
                <text:p>0</text:p>
                <draw:g>
                  <svg:desc>'2 - Sites by total news articles'.D2:'2 - Sites by total news articles'.D14</svg:desc>
                </draw:g>
              </table:table-cell>
              <table:table-cell office:value-type="float" office:value="0">
                <text:p>0</text:p>
                <draw:g>
                  <svg:desc>'2 - Sites by total news articles'.F2:'2 - Sites by total news articles'.F14</svg:desc>
                </draw:g>
              </table:table-cell>
              <table:table-cell office:value-type="float" office:value="0">
                <text:p>0</text:p>
                <draw:g>
                  <svg:desc>'2 - Sites by total news articles'.G2:'2 - Sites by total news articles'.G14</svg:desc>
                </draw:g>
              </table:table-cell>
              <table:table-cell office:value-type="float" office:value="0">
                <text:p>0</text:p>
                <draw:g>
                  <svg:desc>'2 - Sites by total news articles'.H2:'2 - Sites by total news articles'.H14</svg:desc>
                </draw:g>
              </table:table-cell>
              <table:table-cell office:value-type="float" office:value="0">
                <text:p>0</text:p>
                <draw:g>
                  <svg:desc>'2 - Sites by total news articles'.I2:'2 - Sites by total news articles'.I14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loext:label-stroke-color="#3465a4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21cm" svg:height="20.524cm" xlink:href=".." xlink:type="simple" chart:class="chart:bar" chart:style-name="ch1">
        <chart:title svg:x="11.876cm" svg:y="0.546cm" chart:style-name="ch2">
          <text:p>Number of entertainment and clickbait articles</text:p>
        </chart:title>
        <chart:legend chart:legend-position="top" svg:x="14.179cm" svg:y="1.51cm" style:legend-expansion="wide" chart:style-name="ch3"/>
        <chart:plot-area chart:style-name="ch4" table:cell-range-address="'2 - Sites by total news articles'.A109:'2 - Sites by total news articles'.C122" chart:data-source-has-labels="both" svg:x="1.671cm" svg:y="2.518cm" svg:width="30.69cm" svg:height="16.615cm">
          <chartooo:coordinate-region svg:x="4.541cm" svg:y="2.518cm" svg:width="27.727cm" svg:height="15.968cm"/>
          <chart:axis chart:dimension="x" chart:name="primary-x" chart:style-name="ch5" chartooo:axis-type="auto">
            <chartooo:date-scale/>
            <chart:title svg:x="0.451cm" svg:y="11.464cm" chart:style-name="ch6">
              <text:p>Website</text:p>
            </chart:title>
            <chart:categories table:cell-range-address="'2 - Sites by total news articles'.A110:'2 - Sites by total news articles'.A122"/>
          </chart:axis>
          <chart:axis chart:dimension="y" chart:name="primary-y" chart:style-name="ch7">
            <chart:title svg:x="15.649cm" svg:y="19.543cm" chart:style-name="ch8">
              <text:p>Number of articles</text:p>
            </chart:title>
            <chart:grid chart:style-name="ch9" chart:class="major"/>
          </chart:axis>
          <chart:series chart:style-name="ch10" chart:values-cell-range-address="'2 - Sites by total news articles'.B110:'2 - Sites by total news articles'.B122" chart:label-cell-address="'2 - Sites by total news articles'.B109:'2 - Sites by total news articles'.B109" chart:class="chart:bar">
            <chart:data-point chart:repeated="13"/>
          </chart:series>
          <chart:series chart:style-name="ch11" chart:values-cell-range-address="'2 - Sites by total news articles'.C110:'2 - Sites by total news articles'.C122" chart:label-cell-address="'2 - Sites by total news articles'.C109:'2 - Sites by total news articles'.C109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2 - Sites by total news articles'.B109:'2 - Sites by total news articles'.B109</svg:desc>
                </draw:g>
              </table:table-cell>
              <table:table-cell office:value-type="string">
                <text:p>Entertainment</text:p>
                <draw:g>
                  <svg:desc>'2 - Sites by total news articles'.C109:'2 - Sites by total news articles'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110:'2 - Sites by total news articles'.A122</svg:desc>
                </draw:g>
              </table:table-cell>
              <table:table-cell office:value-type="float" office:value="0">
                <text:p>0</text:p>
                <draw:g>
                  <svg:desc>'2 - Sites by total news articles'.B110:'2 - Sites by total news articles'.B122</svg:desc>
                </draw:g>
              </table:table-cell>
              <table:table-cell office:value-type="float" office:value="0">
                <text:p>0</text:p>
                <draw:g>
                  <svg:desc>'2 - Sites by total news articles'.C110:'2 - Sites by total news articles'.C122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021cm" svg:height="18.568cm" xlink:href=".." xlink:type="simple" chart:class="chart:line" chart:style-name="ch1">
        <chart:title svg:x="11.466cm" svg:y="0.507cm" chart:style-name="ch2">
          <text:p>Percentage of Entertainment and Clickbait articles</text:p>
        </chart:title>
        <chart:plot-area chart:style-name="ch3" table:cell-range-address="'2 - Sites by total news articles'.A110:'2 - Sites by total news articles'.A122 '2 - Sites by total news articles'.F109:'2 - Sites by total news articles'.F122" chart:data-source-has-labels="both" svg:x="1.671cm" svg:y="1.657cm" svg:width="30.69cm" svg:height="15.559cm">
          <chartooo:coordinate-region svg:x="3.086cm" svg:y="1.657cm" svg:width="28.78cm" svg:height="12.978cm"/>
          <chart:axis chart:dimension="x" chart:name="primary-x" chart:style-name="ch4" chartooo:axis-type="auto">
            <chartooo:date-scale/>
            <chart:title svg:x="16.377cm" svg:y="17.587cm" chart:style-name="ch5">
              <text:p>Website</text:p>
            </chart:title>
            <chart:categories table:cell-range-address="'2 - Sites by total news articles'.A110:'2 - Sites by total news articles'.A122"/>
          </chart:axis>
          <chart:axis chart:dimension="y" chart:name="primary-y" chart:style-name="ch6">
            <chart:title svg:x="0.451cm" svg:y="10.327cm" chart:style-name="ch7">
              <text:p>Percentage</text:p>
            </chart:title>
            <chart:grid chart:style-name="ch8" chart:class="major"/>
          </chart:axis>
          <chart:series chart:style-name="ch9" chart:values-cell-range-address="'2 - Sites by total news articles'.F110:'2 - Sites by total news articles'.F122" chart:label-cell-address="'2 - Sites by total news articles'.F109:'2 - Sites by total news articles'.F10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 as percentage</text:p>
                <draw:g>
                  <svg:desc>'2 - Sites by total news articles'.F109:'2 - Sites by total news articles'.F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110:'2 - Sites by total news articles'.A122</svg:desc>
                </draw:g>
              </table:table-cell>
              <table:table-cell office:value-type="float" office:value="0">
                <text:p>0</text:p>
                <draw:g>
                  <svg:desc>'2 - Sites by total news articles'.F110:'2 - Sites by total news articles'.F122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795cm" svg:height="21.035cm" xlink:href=".." xlink:type="simple" chart:class="chart:bar" chart:style-name="ch1">
        <chart:title svg:x="12.676cm" svg:y="0.556cm" chart:style-name="ch2">
          <text:p>Number of news articles by category</text:p>
        </chart:title>
        <chart:subtitle svg:x="11.128cm" svg:y="1.755cm" chart:style-name="ch3">
          <text:p>shown in descending order of total articles on the home page</text:p>
        </chart:subtitle>
        <chart:legend chart:legend-position="top" svg:x="8.171cm" svg:y="2.623cm" style:legend-expansion="wide" chart:style-name="ch4"/>
        <chart:plot-area chart:style-name="ch5" table:cell-range-address="'2 - Sites by total news articles'.A1:'2 - Sites by total news articles'.I14" chart:data-source-has-labels="both" svg:x="1.666cm" svg:y="3.641cm" svg:width="30.474cm" svg:height="15.993cm">
          <chartooo:coordinate-region svg:x="4.536cm" svg:y="3.641cm" svg:width="27.417cm" svg:height="15.346cm"/>
          <chart:axis chart:dimension="x" chart:name="primary-x" chart:style-name="ch6" chartooo:axis-type="auto">
            <chartooo:date-scale/>
            <chart:title svg:x="0.451cm" svg:y="13.004cm" chart:style-name="ch7">
              <text:p>Number of articles</text:p>
            </chart:title>
            <chart:categories table:cell-range-address="'2 - Sites by total news articles'.A2:'2 - Sites by total news articles'.A14"/>
          </chart:axis>
          <chart:axis chart:dimension="y" chart:name="primary-y" chart:style-name="ch8">
            <chart:title svg:x="16.264cm" svg:y="20.054cm" chart:style-name="ch9">
              <text:p>Website</text:p>
            </chart:title>
            <chart:grid chart:style-name="ch10" chart:class="major"/>
          </chart:axis>
          <chart:series chart:style-name="ch11" chart:values-cell-range-address="'2 - Sites by total news articles'.B2:'2 - Sites by total news articles'.B14" chart:label-cell-address="'2 - Sites by total news articles'.B1:'2 - Sites by total news articles'.B1" chart:class="chart:bar">
            <chart:data-point chart:repeated="13"/>
          </chart:series>
          <chart:series chart:style-name="ch12" chart:values-cell-range-address="'2 - Sites by total news articles'.C2:'2 - Sites by total news articles'.C14" chart:label-cell-address="'2 - Sites by total news articles'.C1:'2 - Sites by total news articles'.C1" chart:class="chart:bar">
            <chart:data-point chart:repeated="13"/>
          </chart:series>
          <chart:series chart:style-name="ch13" chart:values-cell-range-address="'2 - Sites by total news articles'.D2:'2 - Sites by total news articles'.D14" chart:label-cell-address="'2 - Sites by total news articles'.D1:'2 - Sites by total news articles'.D1" chart:class="chart:bar">
            <chart:data-point chart:repeated="13"/>
          </chart:series>
          <chart:series chart:style-name="ch14" chart:values-cell-range-address="'2 - Sites by total news articles'.E2:'2 - Sites by total news articles'.E14" chart:label-cell-address="'2 - Sites by total news articles'.E1:'2 - Sites by total news articles'.E1" chart:class="chart:bar">
            <chart:data-point chart:repeated="13"/>
          </chart:series>
          <chart:series chart:style-name="ch15" chart:values-cell-range-address="'2 - Sites by total news articles'.F2:'2 - Sites by total news articles'.F14" chart:label-cell-address="'2 - Sites by total news articles'.F1:'2 - Sites by total news articles'.F1" chart:class="chart:bar">
            <chart:data-point chart:repeated="13"/>
          </chart:series>
          <chart:series chart:style-name="ch16" chart:values-cell-range-address="'2 - Sites by total news articles'.G2:'2 - Sites by total news articles'.G14" chart:label-cell-address="'2 - Sites by total news articles'.G1:'2 - Sites by total news articles'.G1" chart:class="chart:bar">
            <chart:data-point chart:repeated="13"/>
          </chart:series>
          <chart:series chart:style-name="ch17" chart:values-cell-range-address="'2 - Sites by total news articles'.H2:'2 - Sites by total news articles'.H14" chart:label-cell-address="'2 - Sites by total news articles'.H1:'2 - Sites by total news articles'.H1" chart:class="chart:bar">
            <chart:data-point chart:repeated="13"/>
          </chart:series>
          <chart:series chart:style-name="ch18" chart:values-cell-range-address="'2 - Sites by total news articles'.I2:'2 - Sites by total news articles'.I14" chart:label-cell-address="'2 - Sites by total news articles'.I1:'2 - Sites by total news articles'.I1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2 - Sites by total news articles'.B1:'2 - Sites by total news articles'.B1</svg:desc>
                </draw:g>
              </table:table-cell>
              <table:table-cell office:value-type="string">
                <text:p>Domestic</text:p>
                <draw:g>
                  <svg:desc>'2 - Sites by total news articles'.C1:'2 - Sites by total news articles'.C1</svg:desc>
                </draw:g>
              </table:table-cell>
              <table:table-cell office:value-type="string">
                <text:p>Economy</text:p>
                <draw:g>
                  <svg:desc>'2 - Sites by total news articles'.D1:'2 - Sites by total news articles'.D1</svg:desc>
                </draw:g>
              </table:table-cell>
              <table:table-cell office:value-type="string">
                <text:p>Entertainment</text:p>
                <draw:g>
                  <svg:desc>'2 - Sites by total news articles'.E1:'2 - Sites by total news articles'.E1</svg:desc>
                </draw:g>
              </table:table-cell>
              <table:table-cell office:value-type="string">
                <text:p>Government</text:p>
                <draw:g>
                  <svg:desc>'2 - Sites by total news articles'.F1:'2 - Sites by total news articles'.F1</svg:desc>
                </draw:g>
              </table:table-cell>
              <table:table-cell office:value-type="string">
                <text:p>International</text:p>
                <draw:g>
                  <svg:desc>'2 - Sites by total news articles'.G1:'2 - Sites by total news articles'.G1</svg:desc>
                </draw:g>
              </table:table-cell>
              <table:table-cell office:value-type="string">
                <text:p>Other</text:p>
                <draw:g>
                  <svg:desc>'2 - Sites by total news articles'.H1:'2 - Sites by total news articles'.H1</svg:desc>
                </draw:g>
              </table:table-cell>
              <table:table-cell office:value-type="string">
                <text:p>Sports</text:p>
                <draw:g>
                  <svg:desc>'2 - Sites by total news articles'.I1:'2 - Sites by total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2:'2 - Sites by total news articles'.A14</svg:desc>
                </draw:g>
              </table:table-cell>
              <table:table-cell office:value-type="float" office:value="0">
                <text:p>0</text:p>
                <draw:g>
                  <svg:desc>'2 - Sites by total news articles'.B2:'2 - Sites by total news articles'.B14</svg:desc>
                </draw:g>
              </table:table-cell>
              <table:table-cell office:value-type="float" office:value="0">
                <text:p>0</text:p>
                <draw:g>
                  <svg:desc>'2 - Sites by total news articles'.C2:'2 - Sites by total news articles'.C14</svg:desc>
                </draw:g>
              </table:table-cell>
              <table:table-cell office:value-type="float" office:value="0">
                <text:p>0</text:p>
                <draw:g>
                  <svg:desc>'2 - Sites by total news articles'.D2:'2 - Sites by total news articles'.D14</svg:desc>
                </draw:g>
              </table:table-cell>
              <table:table-cell office:value-type="float" office:value="0">
                <text:p>0</text:p>
                <draw:g>
                  <svg:desc>'2 - Sites by total news articles'.E2:'2 - Sites by total news articles'.E14</svg:desc>
                </draw:g>
              </table:table-cell>
              <table:table-cell office:value-type="float" office:value="0">
                <text:p>0</text:p>
                <draw:g>
                  <svg:desc>'2 - Sites by total news articles'.F2:'2 - Sites by total news articles'.F14</svg:desc>
                </draw:g>
              </table:table-cell>
              <table:table-cell office:value-type="float" office:value="0">
                <text:p>0</text:p>
                <draw:g>
                  <svg:desc>'2 - Sites by total news articles'.G2:'2 - Sites by total news articles'.G14</svg:desc>
                </draw:g>
              </table:table-cell>
              <table:table-cell office:value-type="float" office:value="0">
                <text:p>0</text:p>
                <draw:g>
                  <svg:desc>'2 - Sites by total news articles'.H2:'2 - Sites by total news articles'.H14</svg:desc>
                </draw:g>
              </table:table-cell>
              <table:table-cell office:value-type="float" office:value="0">
                <text:p>0</text:p>
                <draw:g>
                  <svg:desc>'2 - Sites by total news articles'.I2:'2 - Sites by total news articles'.I14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6cm" svg:height="18.919cm" xlink:href=".." xlink:type="simple" chart:class="chart:bar" chart:style-name="ch1">
        <chart:title svg:x="11.981cm" svg:y="0.514cm" chart:style-name="ch2">
          <text:p>Number of news articles by category (weighted)</text:p>
        </chart:title>
        <chart:subtitle svg:x="12.814cm" svg:y="1.671cm" chart:style-name="ch3">
          <text:p>shown in increasing order of negative weights</text:p>
        </chart:subtitle>
        <chart:legend chart:legend-position="top" svg:x="8.574cm" svg:y="2.539cm" style:legend-expansion="wide" chart:style-name="ch4"/>
        <chart:plot-area chart:style-name="ch5" table:cell-range-address="'3 - Sites by weighted news articles'.A1:'3 - Sites by weighted news articles'.I14" chart:data-source-has-labels="both" svg:x="1.683cm" svg:y="3.515cm" svg:width="31.245cm" svg:height="14.045cm">
          <chartooo:coordinate-region svg:x="4.553cm" svg:y="3.515cm" svg:width="28.188cm" svg:height="13.398cm"/>
          <chart:axis chart:dimension="x" chart:name="primary-x" chart:style-name="ch6" chartooo:axis-type="auto">
            <chartooo:date-scale/>
            <chart:title svg:x="0.451cm" svg:y="12.711cm" chart:style-name="ch7">
              <text:p>Number of articles (weighted)</text:p>
            </chart:title>
            <chart:categories table:cell-range-address="'3 - Sites by weighted news articles'.A2:'3 - Sites by weighted news articles'.A14"/>
          </chart:axis>
          <chart:axis chart:dimension="y" chart:name="primary-y" chart:style-name="ch8">
            <chart:title svg:x="16.666cm" svg:y="17.938cm" chart:style-name="ch9">
              <text:p>Website</text:p>
            </chart:title>
            <chart:grid chart:style-name="ch10" chart:class="major"/>
          </chart:axis>
          <chart:series chart:style-name="ch11" chart:values-cell-range-address="'3 - Sites by weighted news articles'.B2:'3 - Sites by weighted news articles'.B14" chart:label-cell-address="'3 - Sites by weighted news articles'.B1:'3 - Sites by weighted news articles'.B1" chart:class="chart:bar">
            <chart:data-point chart:repeated="13"/>
          </chart:series>
          <chart:series chart:style-name="ch12" chart:values-cell-range-address="'3 - Sites by weighted news articles'.C2:'3 - Sites by weighted news articles'.C14" chart:label-cell-address="'3 - Sites by weighted news articles'.C1:'3 - Sites by weighted news articles'.C1" chart:class="chart:bar">
            <chart:data-point chart:repeated="13"/>
          </chart:series>
          <chart:series chart:style-name="ch13" chart:values-cell-range-address="'3 - Sites by weighted news articles'.D2:'3 - Sites by weighted news articles'.D14" chart:label-cell-address="'3 - Sites by weighted news articles'.D1:'3 - Sites by weighted news articles'.D1" chart:class="chart:bar">
            <chart:data-point chart:repeated="13"/>
          </chart:series>
          <chart:series chart:style-name="ch14" chart:values-cell-range-address="'3 - Sites by weighted news articles'.E2:'3 - Sites by weighted news articles'.E14" chart:label-cell-address="'3 - Sites by weighted news articles'.E1:'3 - Sites by weighted news articles'.E1" chart:class="chart:bar">
            <chart:data-point chart:repeated="13"/>
          </chart:series>
          <chart:series chart:style-name="ch15" chart:values-cell-range-address="'3 - Sites by weighted news articles'.F2:'3 - Sites by weighted news articles'.F14" chart:label-cell-address="'3 - Sites by weighted news articles'.F1:'3 - Sites by weighted news articles'.F1" chart:class="chart:bar">
            <chart:data-point chart:repeated="13"/>
          </chart:series>
          <chart:series chart:style-name="ch16" chart:values-cell-range-address="'3 - Sites by weighted news articles'.G2:'3 - Sites by weighted news articles'.G14" chart:label-cell-address="'3 - Sites by weighted news articles'.G1:'3 - Sites by weighted news articles'.G1" chart:class="chart:bar">
            <chart:data-point chart:repeated="13"/>
          </chart:series>
          <chart:series chart:style-name="ch17" chart:values-cell-range-address="'3 - Sites by weighted news articles'.H2:'3 - Sites by weighted news articles'.H14" chart:label-cell-address="'3 - Sites by weighted news articles'.H1:'3 - Sites by weighted news articles'.H1" chart:class="chart:bar">
            <chart:data-point chart:repeated="13"/>
          </chart:series>
          <chart:series chart:style-name="ch18" chart:values-cell-range-address="'3 - Sites by weighted news articles'.I2:'3 - Sites by weighted news articles'.I14" chart:label-cell-address="'3 - Sites by weighted news articles'.I1:'3 - Sites by weighted news articles'.I1" chart:class="chart:ba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3 - Sites by weighted news articles'.B1:'3 - Sites by weighted news articles'.B1</svg:desc>
                </draw:g>
              </table:table-cell>
              <table:table-cell office:value-type="string">
                <text:p>Domestic</text:p>
                <draw:g>
                  <svg:desc>'3 - Sites by weighted news articles'.C1:'3 - Sites by weighted news articles'.C1</svg:desc>
                </draw:g>
              </table:table-cell>
              <table:table-cell office:value-type="string">
                <text:p>Economy</text:p>
                <draw:g>
                  <svg:desc>'3 - Sites by weighted news articles'.D1:'3 - Sites by weighted news articles'.D1</svg:desc>
                </draw:g>
              </table:table-cell>
              <table:table-cell office:value-type="string">
                <text:p>Entertainment</text:p>
                <draw:g>
                  <svg:desc>'3 - Sites by weighted news articles'.E1:'3 - Sites by weighted news articles'.E1</svg:desc>
                </draw:g>
              </table:table-cell>
              <table:table-cell office:value-type="string">
                <text:p>Government</text:p>
                <draw:g>
                  <svg:desc>'3 - Sites by weighted news articles'.F1:'3 - Sites by weighted news articles'.F1</svg:desc>
                </draw:g>
              </table:table-cell>
              <table:table-cell office:value-type="string">
                <text:p>International</text:p>
                <draw:g>
                  <svg:desc>'3 - Sites by weighted news articles'.G1:'3 - Sites by weighted news articles'.G1</svg:desc>
                </draw:g>
              </table:table-cell>
              <table:table-cell office:value-type="string">
                <text:p>Other</text:p>
                <draw:g>
                  <svg:desc>'3 - Sites by weighted news articles'.H1:'3 - Sites by weighted news articles'.H1</svg:desc>
                </draw:g>
              </table:table-cell>
              <table:table-cell office:value-type="string">
                <text:p>Sports</text:p>
                <draw:g>
                  <svg:desc>'3 - Sites by weighted news articles'.I1:'3 - Sites by weighted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s18</text:p>
                <draw:g>
                  <svg:desc>'3 - Sites by weighted news articles'.A2:'3 - Sites by weighted news articles'.A14</svg:desc>
                </draw:g>
              </table:table-cell>
              <table:table-cell office:value-type="float" office:value="-10">
                <text:p>-10</text:p>
                <draw:g>
                  <svg:desc>'3 - Sites by weighted news articles'.B2:'3 - Sites by weighted news articles'.B14</svg:desc>
                </draw:g>
              </table:table-cell>
              <table:table-cell office:value-type="float" office:value="7">
                <text:p>7</text:p>
                <draw:g>
                  <svg:desc>'3 - Sites by weighted news articles'.C2:'3 - Sites by weighted news articles'.C14</svg:desc>
                </draw:g>
              </table:table-cell>
              <table:table-cell office:value-type="float" office:value="1">
                <text:p>1</text:p>
                <draw:g>
                  <svg:desc>'3 - Sites by weighted news articles'.D2:'3 - Sites by weighted news articles'.D14</svg:desc>
                </draw:g>
              </table:table-cell>
              <table:table-cell office:value-type="float" office:value="-3">
                <text:p>-3</text:p>
                <draw:g>
                  <svg:desc>'3 - Sites by weighted news articles'.E2:'3 - Sites by weighted news articles'.E14</svg:desc>
                </draw:g>
              </table:table-cell>
              <table:table-cell office:value-type="float" office:value="2">
                <text:p>2</text:p>
                <draw:g>
                  <svg:desc>'3 - Sites by weighted news articles'.F2:'3 - Sites by weighted news articles'.F14</svg:desc>
                </draw:g>
              </table:table-cell>
              <table:table-cell office:value-type="float" office:value="1">
                <text:p>1</text:p>
                <draw:g>
                  <svg:desc>'3 - Sites by weighted news articles'.G2:'3 - Sites by weighted news articles'.G14</svg:desc>
                </draw:g>
              </table:table-cell>
              <table:table-cell office:value-type="float" office:value="0">
                <text:p>0</text:p>
                <draw:g>
                  <svg:desc>'3 - Sites by weighted news articles'.H2:'3 - Sites by weighted news articles'.H14</svg:desc>
                </draw:g>
              </table:table-cell>
              <table:table-cell office:value-type="float" office:value="0">
                <text:p>0</text:p>
                <draw:g>
                  <svg:desc>'3 - Sites by weighted news articles'.I2:'3 - Sites by weighted news articles'.I14</svg:desc>
                </draw:g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ublic World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-0">
                <text:p>-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-0">
                <text:p>-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-0">
                <text:p>-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-0">
                <text:p>-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184cm" svg:height="18.103cm" xlink:href=".." xlink:type="simple" chart:class="chart:bar" chart:style-name="ch1">
        <chart:title svg:x="12.622cm" svg:y="0.498cm" chart:style-name="ch2">
          <text:p>Weighted objective analysis score</text:p>
        </chart:title>
        <chart:subtitle svg:x="12.953cm" svg:y="1.639cm" chart:style-name="ch3">
          <text:p>shown in descending order of score</text:p>
        </chart:subtitle>
        <chart:plot-area chart:style-name="ch4" table:cell-range-address="'3 - Sites by weighted news articles'.A61:'3 - Sites by weighted news articles'.A73 '3 - Sites by weighted news articles'.L60:'3 - Sites by weighted news articles'.L73" chart:data-source-has-labels="both" svg:x="1.654cm" svg:y="2.684cm" svg:width="29.887cm" svg:height="14.076cm">
          <chartooo:coordinate-region svg:x="4.524cm" svg:y="2.684cm" svg:width="26.83cm" svg:height="13.429cm"/>
          <chart:axis chart:dimension="x" chart:name="primary-x" chart:style-name="ch5" chartooo:axis-type="auto">
            <chartooo:date-scale/>
            <chart:title svg:x="0.451cm" svg:y="10.904cm" chart:style-name="ch6">
              <text:p>Weighted score</text:p>
            </chart:title>
            <chart:categories table:cell-range-address="'3 - Sites by weighted news articles'.A61:'3 - Sites by weighted news articles'.A73"/>
          </chart:axis>
          <chart:axis chart:dimension="y" chart:name="primary-y" chart:style-name="ch7">
            <chart:title svg:x="15.958cm" svg:y="17.122cm" chart:style-name="ch8">
              <text:p>Website</text:p>
            </chart:title>
            <chart:grid chart:style-name="ch9" chart:class="major"/>
          </chart:axis>
          <chart:series chart:style-name="ch10" chart:values-cell-range-address="'3 - Sites by weighted news articles'.L61:'3 - Sites by weighted news articles'.L73" chart:label-cell-address="'3 - Sites by weighted news articles'.L60:'3 - Sites by weighted news articles'.L60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3 - Sites by weighted news articles'.L60:'3 - Sites by weighted news articles'.L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s18</text:p>
                <draw:g>
                  <svg:desc>'3 - Sites by weighted news articles'.A61:'3 - Sites by weighted news articles'.A73</svg:desc>
                </draw:g>
              </table:table-cell>
              <table:table-cell office:value-type="float" office:value="-2">
                <text:p>-2</text:p>
                <draw:g>
                  <svg:desc>'3 - Sites by weighted news articles'.L61:'3 - Sites by weighted news articles'.L73</svg:desc>
                </draw:g>
              </table:table-cell>
            </table:table-row>
            <table:table-row>
              <table:table-cell office:value-type="string">
                <text:p>Republic Worl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loext:label-stroke-color="#3465a4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502cm" svg:height="18.282cm" xlink:href=".." xlink:type="simple" chart:class="chart:bar" chart:style-name="ch1">
        <chart:title svg:x="12.53cm" svg:y="0.501cm" chart:style-name="ch2">
          <text:p>Number of news articles by category</text:p>
        </chart:title>
        <chart:subtitle svg:x="11.987cm" svg:y="1.645cm" chart:style-name="ch3">
          <text:p>Entertainment and Clickbait articles are excluded</text:p>
        </chart:subtitle>
        <chart:legend chart:legend-position="top" svg:x="10.356cm" svg:y="2.513cm" style:legend-expansion="wide" chart:style-name="ch4"/>
        <chart:plot-area chart:style-name="ch5" table:cell-range-address="'2 - Sites by total news articles'.A2:'2 - Sites by total news articles'.A14 '2 - Sites by total news articles'.C1:'2 - Sites by total news articles'.D14 '2 - Sites by total news articles'.F1:'2 - Sites by total news articles'.I14" chart:data-source-has-labels="both" svg:x="1.661cm" svg:y="3.476cm" svg:width="30.191cm" svg:height="13.46cm">
          <chartooo:coordinate-region svg:x="4.531cm" svg:y="3.476cm" svg:width="27.135cm" svg:height="12.813cm"/>
          <chart:axis chart:dimension="x" chart:name="primary-x" chart:style-name="ch6" chartooo:axis-type="text">
            <chart:title svg:x="0.451cm" svg:y="11.573cm" chart:style-name="ch7">
              <text:p>Number of articles</text:p>
            </chart:title>
            <chart:categories table:cell-range-address="'2 - Sites by total news articles'.A2:'2 - Sites by total news articles'.A14"/>
          </chart:axis>
          <chart:axis chart:dimension="y" chart:name="primary-y" chart:style-name="ch8">
            <chart:title svg:x="16.117cm" svg:y="17.301cm" chart:style-name="ch9">
              <text:p>Website</text:p>
            </chart:title>
            <chart:grid chart:style-name="ch10" chart:class="major"/>
          </chart:axis>
          <chart:series chart:style-name="ch11" chart:values-cell-range-address="'2 - Sites by total news articles'.C2:'2 - Sites by total news articles'.C14" chart:label-cell-address="'2 - Sites by total news articles'.C1:'2 - Sites by total news articles'.C1" chart:class="chart:bar">
            <chart:data-point chart:repeated="13"/>
          </chart:series>
          <chart:series chart:style-name="ch12" chart:values-cell-range-address="'2 - Sites by total news articles'.D2:'2 - Sites by total news articles'.D14" chart:label-cell-address="'2 - Sites by total news articles'.D1:'2 - Sites by total news articles'.D1" chart:class="chart:bar">
            <chart:data-point chart:repeated="13"/>
          </chart:series>
          <chart:series chart:style-name="ch13" chart:values-cell-range-address="'2 - Sites by total news articles'.F2:'2 - Sites by total news articles'.F14" chart:label-cell-address="'2 - Sites by total news articles'.F1:'2 - Sites by total news articles'.F1" chart:class="chart:bar">
            <chart:data-point chart:repeated="13"/>
          </chart:series>
          <chart:series chart:style-name="ch14" chart:values-cell-range-address="'2 - Sites by total news articles'.G2:'2 - Sites by total news articles'.G14" chart:label-cell-address="'2 - Sites by total news articles'.G1:'2 - Sites by total news articles'.G1" chart:class="chart:bar">
            <chart:data-point chart:repeated="13"/>
          </chart:series>
          <chart:series chart:style-name="ch15" chart:values-cell-range-address="'2 - Sites by total news articles'.H2:'2 - Sites by total news articles'.H14" chart:label-cell-address="'2 - Sites by total news articles'.H1:'2 - Sites by total news articles'.H1" chart:class="chart:bar">
            <chart:data-point chart:repeated="13"/>
          </chart:series>
          <chart:series chart:style-name="ch16" chart:values-cell-range-address="'2 - Sites by total news articles'.I2:'2 - Sites by total news articles'.I14" chart:label-cell-address="'2 - Sites by total news articles'.I1:'2 - Sites by total news articles'.I1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estic</text:p>
                <draw:g>
                  <svg:desc>'2 - Sites by total news articles'.C1:'2 - Sites by total news articles'.C1</svg:desc>
                </draw:g>
              </table:table-cell>
              <table:table-cell office:value-type="string">
                <text:p>Economy</text:p>
                <draw:g>
                  <svg:desc>'2 - Sites by total news articles'.D1:'2 - Sites by total news articles'.D1</svg:desc>
                </draw:g>
              </table:table-cell>
              <table:table-cell office:value-type="string">
                <text:p>Government</text:p>
                <draw:g>
                  <svg:desc>'2 - Sites by total news articles'.F1:'2 - Sites by total news articles'.F1</svg:desc>
                </draw:g>
              </table:table-cell>
              <table:table-cell office:value-type="string">
                <text:p>International</text:p>
                <draw:g>
                  <svg:desc>'2 - Sites by total news articles'.G1:'2 - Sites by total news articles'.G1</svg:desc>
                </draw:g>
              </table:table-cell>
              <table:table-cell office:value-type="string">
                <text:p>Other</text:p>
                <draw:g>
                  <svg:desc>'2 - Sites by total news articles'.H1:'2 - Sites by total news articles'.H1</svg:desc>
                </draw:g>
              </table:table-cell>
              <table:table-cell office:value-type="string">
                <text:p>Sports</text:p>
                <draw:g>
                  <svg:desc>'2 - Sites by total news articles'.I1:'2 - Sites by total news articl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2:'2 - Sites by total news articles'.A14</svg:desc>
                </draw:g>
              </table:table-cell>
              <table:table-cell office:value-type="float" office:value="0">
                <text:p>0</text:p>
                <draw:g>
                  <svg:desc>'2 - Sites by total news articles'.C2:'2 - Sites by total news articles'.C14</svg:desc>
                </draw:g>
              </table:table-cell>
              <table:table-cell office:value-type="float" office:value="0">
                <text:p>0</text:p>
                <draw:g>
                  <svg:desc>'2 - Sites by total news articles'.D2:'2 - Sites by total news articles'.D14</svg:desc>
                </draw:g>
              </table:table-cell>
              <table:table-cell office:value-type="float" office:value="0">
                <text:p>0</text:p>
                <draw:g>
                  <svg:desc>'2 - Sites by total news articles'.F2:'2 - Sites by total news articles'.F14</svg:desc>
                </draw:g>
              </table:table-cell>
              <table:table-cell office:value-type="float" office:value="0">
                <text:p>0</text:p>
                <draw:g>
                  <svg:desc>'2 - Sites by total news articles'.G2:'2 - Sites by total news articles'.G14</svg:desc>
                </draw:g>
              </table:table-cell>
              <table:table-cell office:value-type="float" office:value="0">
                <text:p>0</text:p>
                <draw:g>
                  <svg:desc>'2 - Sites by total news articles'.H2:'2 - Sites by total news articles'.H14</svg:desc>
                </draw:g>
              </table:table-cell>
              <table:table-cell office:value-type="float" office:value="0">
                <text:p>0</text:p>
                <draw:g>
                  <svg:desc>'2 - Sites by total news articles'.I2:'2 - Sites by total news articles'.I14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loext:label-stroke-color="#3465a4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292cm" svg:height="21.322cm" xlink:href=".." xlink:type="simple" chart:class="chart:bar" chart:style-name="ch1">
        <chart:title svg:x="12.512cm" svg:y="0.562cm" chart:style-name="ch2">
          <text:p>Number of entertainment and clickbait articles</text:p>
        </chart:title>
        <chart:subtitle svg:x="14.8cm" svg:y="1.767cm" chart:style-name="ch3">
          <text:p>shown in decreasing order</text:p>
        </chart:subtitle>
        <chart:legend chart:legend-position="end" svg:x="31.394cm" svg:y="10.113cm" style:legend-expansion="high" chart:style-name="ch4"/>
        <chart:plot-area chart:style-name="ch5" table:cell-range-address="'2 - Sites by total news articles'.A109:'2 - Sites by total news articles'.C122" chart:data-source-has-labels="both" svg:x="1.696cm" svg:y="2.876cm" svg:width="29.013cm" svg:height="17.039cm">
          <chartooo:coordinate-region svg:x="4.566cm" svg:y="2.876cm" svg:width="26.049cm" svg:height="16.392cm"/>
          <chart:axis chart:dimension="x" chart:name="primary-x" chart:style-name="ch6" chartooo:axis-type="auto">
            <chartooo:date-scale/>
            <chart:title svg:x="0.451cm" svg:y="12.762cm" chart:style-name="ch7">
              <text:p>Number of articles</text:p>
            </chart:title>
            <chart:categories table:cell-range-address="'2 - Sites by total news articles'.A110:'2 - Sites by total news articles'.A122"/>
          </chart:axis>
          <chart:axis chart:dimension="y" chart:name="primary-y" chart:style-name="ch8">
            <chart:title svg:x="15.563cm" svg:y="20.341cm" chart:style-name="ch9">
              <text:p>Website</text:p>
            </chart:title>
            <chart:grid chart:style-name="ch10" chart:class="major"/>
          </chart:axis>
          <chart:series chart:style-name="ch11" chart:values-cell-range-address="'2 - Sites by total news articles'.B110:'2 - Sites by total news articles'.B122" chart:label-cell-address="'2 - Sites by total news articles'.B109:'2 - Sites by total news articles'.B109" chart:class="chart:bar">
            <chart:data-point chart:repeated="13"/>
          </chart:series>
          <chart:series chart:style-name="ch12" chart:values-cell-range-address="'2 - Sites by total news articles'.C110:'2 - Sites by total news articles'.C122" chart:label-cell-address="'2 - Sites by total news articles'.C109:'2 - Sites by total news articles'.C109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ck bait</text:p>
                <draw:g>
                  <svg:desc>'2 - Sites by total news articles'.B109:'2 - Sites by total news articles'.B109</svg:desc>
                </draw:g>
              </table:table-cell>
              <table:table-cell office:value-type="string">
                <text:p>Entertainment</text:p>
                <draw:g>
                  <svg:desc>'2 - Sites by total news articles'.C109:'2 - Sites by total news articles'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ublic World</text:p>
                <draw:g>
                  <svg:desc>'2 - Sites by total news articles'.A110:'2 - Sites by total news articles'.A122</svg:desc>
                </draw:g>
              </table:table-cell>
              <table:table-cell office:value-type="float" office:value="0">
                <text:p>0</text:p>
                <draw:g>
                  <svg:desc>'2 - Sites by total news articles'.B110:'2 - Sites by total news articles'.B122</svg:desc>
                </draw:g>
              </table:table-cell>
              <table:table-cell office:value-type="float" office:value="0">
                <text:p>0</text:p>
                <draw:g>
                  <svg:desc>'2 - Sites by total news articles'.C110:'2 - Sites by total news articles'.C122</svg:desc>
                </draw:g>
              </table:table-cell>
            </table:table-row>
            <table:table-row>
              <table:table-cell office:value-type="string">
                <text:p>NewsLaund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W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u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Pri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hington Po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 York Tim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omber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DTV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imes Now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ws1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